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draw:stroke="dash" draw:stroke-dash="Ultrafine_20_Dashed" svg:stroke-width="0.051cm" draw:fill="none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width="0.051cm" draw:fill="none" draw:textarea-horizontal-align="justify" draw:textarea-vertical-align="middle" fo:padding-top="0.508cm" fo:padding-bottom="0.025cm" fo:padding-left="0.025cm" fo:padding-right="0.025cm"/>
    </style:style>
    <style:style style:name="gr5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draw:stroke="dash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Ultrafine_20_Dashed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solid" draw:fill="none" fo:min-height="0.3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63cm"/>
    </style:style>
    <style:style style:name="gr17" style:family="graphic" style:parent-style-name="standard">
      <style:graphic-properties draw:stroke="none" svg:stroke-color="#000000" draw:fill="none" draw:fill-color="#ffffff" fo:min-height="0.615cm"/>
    </style:style>
    <style:style style:name="gr18" style:family="graphic" style:parent-style-name="standard">
      <style:graphic-properties draw:stroke="none" svg:stroke-color="#000000" draw:fill="none" draw:fill-color="#ffffff" fo:min-height="1.616cm"/>
    </style:style>
    <style:style style:name="gr1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571cm"/>
    </style:style>
    <style:style style:name="gr23" style:family="graphic" style:parent-style-name="standard">
      <style:graphic-properties draw:stroke="none" svg:stroke-color="#000000" draw:fill="none" draw:fill-color="#ffffff" fo:min-height="1.905cm"/>
    </style:style>
    <style:style style:name="gr24" style:family="graphic" style:parent-style-name="standard">
      <style:graphic-properties draw:stroke="none" svg:stroke-color="#000000" draw:fill="none" draw:fill-color="#ffffff" fo:min-height="0cm"/>
    </style:style>
    <style:style style:name="gr25" style:family="graphic" style:parent-style-name="standard">
      <style:graphic-properties draw:stroke="solid" draw:marker-start="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639cm"/>
    </style:style>
    <style:style style:name="gr27" style:family="graphic" style:parent-style-name="standard">
      <style:graphic-properties draw:stroke="none" svg:stroke-color="#000000" draw:fill="none" draw:fill-color="#ffffff" fo:min-height="0.419cm"/>
    </style:style>
    <style:style style:name="gr28" style:family="graphic" style:parent-style-name="standard">
      <style:graphic-properties draw:stroke="none" svg:stroke-color="#000000" draw:fill="none" draw:fill-color="#ffffff" fo:min-height="0.4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9cm" fo:min-width="6.263cm"/>
    </style:style>
    <style:style style:name="gr30" style:family="graphic" style:parent-style-name="standard">
      <style:graphic-properties draw:stroke="solid" draw:fill="none" fo:min-height="0.4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6.26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size="10pt" fo:font-style="italic"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0pt"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  <style:text-properties fo:font-size="10pt" fo:font-style="italic" fo:font-weight="bold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center" fo:text-indent="0cm"/>
      <style:text-properties fo:font-size="10pt"/>
    </style:style>
    <style:style style:name="P12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16" style:family="paragraph">
      <style:text-properties fo:font-size="12pt" fo:font-style="italic" style:font-size-asian="12pt" style:font-style-asian="italic" style:font-size-complex="12pt" style:font-style-complex="italic"/>
    </style:style>
    <style:style style:name="P17" style:family="paragraph">
      <style:paragraph-properties fo:margin-left="0cm" fo:margin-right="0cm" fo:text-align="center" fo:text-indent="0cm"/>
      <style:text-properties fo:font-size="10pt" fo:font-style="italic" style:text-underline-style="none" fo:font-weight="normal" style:font-weight-asian="normal" style:font-weight-complex="normal"/>
    </style:style>
    <style:style style:name="P18" style:family="paragraph"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align="start" fo:text-indent="0cm"/>
      <style:text-properties fo:font-size="10pt"/>
    </style:style>
    <style:style style:name="P21" style:family="paragraph">
      <style:paragraph-properties fo:text-align="center"/>
      <style:text-properties fo:font-family="Arial" style:font-family-generic="swiss" style:font-pitch="variable" fo:font-size="10pt"/>
    </style:style>
    <style:style style:name="P22" style:family="paragraph">
      <style:paragraph-properties fo:margin-left="0cm" fo:margin-right="0cm" fo:text-indent="0cm"/>
      <style:text-properties fo:font-size="10pt" fo:font-style="italic"/>
    </style:style>
    <style:style style:name="P23" style:family="paragraph">
      <style:paragraph-properties fo:margin-left="0cm" fo:margin-right="0cm" fo:text-align="center" fo:text-indent="0cm"/>
      <style:text-properties fo:font-size="16pt" style:text-underline-style="solid" style:text-underline-width="auto" style:text-underline-color="font-color" style:font-size-asian="16pt" style:font-size-complex="16pt"/>
    </style:style>
    <style:style style:name="P2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T3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italic" fo:font-weight="normal" style:font-weight-asian="normal" style:font-weight-complex="normal"/>
    </style:style>
    <style:style style:name="T7" style:family="text">
      <style:text-properties fo:font-size="10pt" fo:font-weight="bold" style:font-weight-asian="bold" style:font-weight-complex="bold"/>
    </style:style>
    <style:style style:name="T8" style:family="text">
      <style:text-properties fo:font-size="10pt"/>
    </style:style>
    <style:style style:name="T9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fo:font-size="18pt" fo:font-style="italic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style="italic" style:text-underline-style="solid" style:text-underline-width="auto" style:text-underline-color="font-color"/>
    </style:style>
    <style:style style:name="T14" style:family="text">
      <style:text-properties fo:font-size="10pt" fo:font-style="italic" style:font-style-asian="italic" style:font-style-complex="italic"/>
    </style:style>
    <style:style style:name="T15" style:family="text">
      <style:text-properties fo:font-size="10pt" fo:font-style="italic" fo:font-weight="bold" style:font-weight-asian="bold" style:font-weight-complex="bold"/>
    </style:style>
    <style:style style:name="T16" style:family="text">
      <style:text-properties fo:font-size="18pt" fo:font-style="italic" style:text-underline-style="solid" style:text-underline-width="auto" style:text-underline-color="font-color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10pt" fo:font-style="italic" style:text-underline-style="none" fo:font-weight="normal" style:font-weight-asian="normal" style:font-weight-complex="normal"/>
    </style:style>
    <style:style style:name="T19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fo:font-family="Arial" style:font-family-generic="swiss" style:font-pitch="variable" fo:font-size="10pt"/>
    </style:style>
    <style:style style:name="T23" style:family="text">
      <style:text-properties fo:font-size="10pt" fo:font-style="normal" fo:font-weight="normal"/>
    </style:style>
    <style:style style:name="T24" style:family="text">
      <style:text-properties fo:font-size="10pt" fo:font-style="italic"/>
    </style:style>
    <style:style style:name="T2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6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9.59cm" svg:height="0.962cm" svg:x="1cm" svg:y="2.323cm">
          <draw:text-box>
            <text:p text:style-name="P1"><text:span text:style-name="T1">Flowchart for Radiation Pressure Model</text:span></text:p>
          </draw:text-box>
        </draw:frame>
        <draw:frame draw:style-name="gr1" draw:text-style-name="P3" draw:id="id8" draw:layer="layout" svg:width="5.08cm" svg:height="0.962cm" svg:x="2.27cm" svg:y="3.593cm">
          <draw:text-box>
            <text:p text:style-name="P3">S_define level</text:p>
          </draw:text-box>
        </draw:frame>
        <draw:rect draw:style-name="gr2" draw:text-style-name="P4" draw:id="id9" draw:layer="layout" svg:width="6.985cm" svg:height="0.694cm" svg:x="1.319cm" svg:y="6.021cm">
          <text:p text:style-name="P1"><text:span text:style-name="T2">Call </text:span><text:span text:style-name="T3">RadiationPressure::update</text:span></text:p>
        </draw:rect>
        <draw:frame draw:style-name="gr1" draw:text-style-name="P2" draw:layer="layout" svg:width="19.59cm" svg:height="0.962cm" svg:x="1.095cm" svg:y="11.795cm">
          <draw:text-box>
            <text:p text:style-name="P1"><text:span text:style-name="T1">Flowchart for </text:span><text:span text:style-name="T4">RadiationPressure::update</text:span></text:p>
          </draw:text-box>
        </draw:frame>
        <draw:frame draw:style-name="gr3" draw:text-style-name="P5" draw:id="id2" draw:layer="layout" svg:width="3.575cm" svg:height="0.725cm" svg:x="3.323cm" svg:y="16.926cm">
          <draw:text-box>
            <text:p><text:span text:style-name="T5">Obtain job cycle </text:span></text:p>
          </draw:text-box>
        </draw:frame>
        <draw:frame draw:style-name="gr3" draw:text-style-name="P5" draw:id="id3" draw:layer="layout" svg:width="6.039cm" svg:height="0.725cm" svg:x="2.086cm" svg:y="18.78cm">
          <draw:text-box>
            <text:p><text:span text:style-name="T5">Calculate the raw incident flux</text:span></text:p>
          </draw:text-box>
        </draw:frame>
        <draw:frame draw:style-name="gr3" draw:text-style-name="P5" draw:id="id6" draw:layer="layout" svg:width="6.733cm" svg:height="0.725cm" svg:x="1.754cm" svg:y="22.9cm">
          <draw:text-box>
            <text:p><text:span text:style-name="T5">Calculate the force on the surface</text:span></text:p>
          </draw:text-box>
        </draw:frame>
        <draw:rect draw:style-name="gr2" draw:text-style-name="P4" draw:id="id5" draw:layer="layout" svg:width="7.62cm" svg:height="0.694cm" svg:x="9.574cm" svg:y="18.783cm">
          <text:p text:style-name="P1"><text:span text:style-name="T2">Call </text:span><text:span text:style-name="T3">RadiationSource::calculate_flux</text:span></text:p>
        </draw:rect>
        <draw:rect draw:style-name="gr4" draw:text-style-name="P4" draw:id="id7" draw:layer="layout" svg:width="9.525cm" svg:height="1.905cm" svg:x="9.89cm" svg:y="22.314cm">
          <text:p text:style-name="P1"><text:span text:style-name="T2">Call </text:span><text:span text:style-name="T3">RadiationPressure::update_default_surface</text:span></text:p>
          <text:p text:style-name="P1"><text:span text:style-name="T2">or</text:span></text:p>
          <text:p text:style-name="P1"><text:span text:style-name="T2">Call </text:span><text:span text:style-name="T3">RadiationPressure::update_facet_surface</text:span></text:p>
          <text:p text:style-name="P1"><text:span text:style-name="T2"/></text:p>
        </draw:rect>
        <draw:custom-shape draw:style-name="gr5" draw:text-style-name="P6" draw:id="id1" draw:layer="layout" svg:width="5.715cm" svg:height="0.635cm" svg:x="2.27cm" svg:y="14.97cm">
          <text:p text:style-name="P1"><text:span text:style-name="T6">S_defin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127cm" svg:y1="15.605cm" svg:x2="5.142cm" svg:y2="16.926cm" draw:start-shape="id1" draw:start-glue-point="2" draw:end-shape="id2" draw:end-glue-point="0" svg:d="m5127 15605v673h15v648">
          <text:p/>
        </draw:connector>
        <draw:connector draw:style-name="gr6" draw:text-style-name="P7" draw:layer="layout" svg:x1="5.11cm" svg:y1="17.651cm" svg:x2="5.105cm" svg:y2="18.78cm" draw:start-shape="id2" draw:start-glue-point="2" draw:end-shape="id3" svg:d="m5110 17651v565h-5v564">
          <text:p/>
        </draw:connector>
        <draw:connector draw:style-name="gr6" draw:text-style-name="P7" draw:layer="layout" svg:x1="5.105cm" svg:y1="19.505cm" svg:x2="5.098cm" svg:y2="20.595cm" draw:start-shape="id3" draw:start-glue-point="2" draw:end-shape="id4" svg:d="m5105 19505v545h-7v545">
          <text:p/>
        </draw:connector>
        <draw:connector draw:style-name="gr7" draw:text-style-name="P7" draw:layer="layout" draw:type="lines" svg:x1="8.125cm" svg:y1="19.142cm" svg:x2="9.574cm" svg:y2="19.13cm" draw:start-shape="id3" draw:start-glue-point="1" draw:end-shape="id5" draw:end-glue-point="3" svg:d="m8125 19142h501l422-12h526">
          <text:p/>
        </draw:connector>
        <draw:connector draw:style-name="gr7" draw:text-style-name="P7" draw:layer="layout" draw:type="lines" svg:x1="8.487cm" svg:y1="23.262cm" svg:x2="9.89cm" svg:y2="23.266cm" draw:start-shape="id6" draw:start-glue-point="1" draw:end-shape="id7" draw:end-glue-point="3" svg:d="m8487 23262h501l376 4h526">
          <text:p/>
        </draw:connector>
        <draw:connector draw:style-name="gr6" draw:text-style-name="P7" draw:layer="layout" svg:x1="4.81cm" svg:y1="4.555cm" svg:x2="4.811cm" svg:y2="6.021cm" draw:start-shape="id8" draw:start-glue-point="2" draw:end-shape="id9" draw:end-glue-point="0" svg:d="m4810 4555v721h1v745">
          <text:p/>
        </draw:connector>
        <draw:custom-shape draw:style-name="gr8" draw:text-style-name="P8" draw:id="id10" draw:layer="layout" svg:width="1.905cm" svg:height="0.635cm" svg:x="4.147cm" svg:y="24.978cm">
          <text:p text:style-name="P1"><text:span text:style-name="T7">Retur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12cm" svg:y1="23.625cm" svg:x2="5.099cm" svg:y2="24.978cm" draw:start-shape="id6" draw:start-glue-point="2" draw:end-shape="id10" draw:end-glue-point="0" svg:d="m5120 23625v676h-21v677">
          <text:p/>
        </draw:connector>
        <draw:frame draw:style-name="gr3" draw:text-style-name="P5" draw:id="id4" draw:layer="layout" svg:width="6.535cm" svg:height="1.199cm" svg:x="1.831cm" svg:y="20.595cm">
          <draw:text-box>
            <text:p><text:span text:style-name="T5">Adjust the raw flux to account for</text:span></text:p>
            <text:p><text:span text:style-name="T5">intervening bodies</text:span></text:p>
          </draw:text-box>
        </draw:frame>
        <draw:rect draw:style-name="gr2" draw:text-style-name="P4" draw:id="id11" draw:layer="layout" svg:width="9.525cm" svg:height="0.694cm" svg:x="9.89cm" svg:y="20.833cm">
          <text:p text:style-name="P1"><text:span text:style-name="T2">Call </text:span><text:span text:style-name="T3">RadiationPressure::third_body_adjustments</text:span></text:p>
        </draw:rect>
        <draw:connector draw:style-name="gr7" draw:text-style-name="P7" draw:layer="layout" draw:type="lines" svg:x1="8.366cm" svg:y1="21.194cm" svg:x2="9.89cm" svg:y2="21.18cm" draw:start-shape="id4" draw:start-glue-point="1" draw:end-shape="id11" draw:end-glue-point="3" svg:d="m8366 21194h501l497-14h526">
          <text:p/>
        </draw:connector>
        <draw:connector draw:style-name="gr6" draw:text-style-name="P7" draw:layer="layout" svg:x1="5.098cm" svg:y1="21.794cm" svg:x2="5.12cm" svg:y2="22.9cm" draw:start-shape="id4" draw:start-glue-point="2" draw:end-shape="id6" svg:d="m5098 21794v553h22v553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5" draw:text-style-name="P9" draw:id="id12" draw:layer="layout" svg:width="5.715cm" svg:height="0.635cm" svg:x="1.23cm" svg:y="2.27cm">
          <text:p text:style-name="P1"><text:span text:style-name="T6">RadiationPressure::update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27cm" svg:height="0.885cm" svg:x="6.715cm" svg:y="11.16cm">
          <draw:text-box>
            <text:p text:style-name="P3"><text:span text:style-name="T8">Yes</text:span></text:p>
          </draw:text-box>
        </draw:frame>
        <draw:connector draw:style-name="gr6" draw:text-style-name="P7" draw:layer="layout" svg:x1="4.087cm" svg:y1="2.905cm" svg:x2="4.087cm" svg:y2="4.175cm" draw:start-shape="id12" draw:start-glue-point="2" draw:end-shape="id13" draw:end-glue-point="0" svg:d="m4087 2905v1270">
          <text:p/>
        </draw:connector>
        <draw:custom-shape draw:style-name="gr10" draw:text-style-name="P11" draw:id="id17" draw:layer="layout" svg:width="6.985cm" svg:height="0.947cm" svg:x="10.525cm" svg:y="12.43cm">
          <text:p text:style-name="P1"><text:span text:style-name="T8">Call </text:span></text:p>
          <text:p text:style-name="P1"><text:span text:style-name="T9">RadiationThirdBody::process_third_body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id="id13" draw:layer="layout" svg:width="4.445cm" svg:height="1.27cm" svg:x="1.865cm" svg:y="4.175cm">
          <text:p text:style-name="P1"><text:span text:style-name="T8">Initialize adjustments to </text:span></text:p>
          <text:p text:style-name="P1"><text:span text:style-name="T8">represent no effect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id="id15" draw:layer="layout" svg:width="3.81cm" svg:height="2.54cm" svg:x="4.81cm" svg:y="8.62cm">
          <text:p text:style-name="P1"><text:span text:style-name="T8">Is the body </text:span></text:p>
          <text:p text:style-name="P1"><text:span text:style-name="T8">currently</text:span></text:p>
          <text:p text:style-name="P1"><text:span text:style-name="T8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8.62cm" svg:y="9.255cm">
          <draw:text-box>
            <text:p text:style-name="P3"><text:span text:style-name="T8">No</text:span></text:p>
          </draw:text-box>
        </draw:frame>
        <draw:custom-shape draw:style-name="gr12" draw:text-style-name="P11" draw:id="id14" draw:layer="layout" svg:width="4.445cm" svg:height="1.27cm" svg:x="1.865cm" svg:y="6.715cm">
          <draw:glue-point draw:id="4" svg:x="2.143cm" svg:y="-5cm"/>
          <text:p text:style-name="P1"><text:span text:style-name="T8">For each registered </text:span></text:p>
          <text:p text:style-name="P1"><text:span text:style-name="T8">third-body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6.31cm" svg:y1="7.35cm" svg:x2="6.714cm" svg:y2="8.62cm" draw:start-shape="id14" draw:start-glue-point="1" draw:end-shape="id15" draw:end-glue-point="4" svg:d="m6310 7350h404v1270">
          <text:p/>
        </draw:connector>
        <draw:connector draw:style-name="gr6" draw:text-style-name="P7" draw:layer="layout" svg:x1="6.714cm" svg:y1="11.16cm" svg:x2="6.697cm" svg:y2="12.265cm" draw:start-shape="id15" draw:start-glue-point="6" draw:end-shape="id16" svg:d="m6714 11160v553h-17v552">
          <text:p/>
        </draw:connector>
        <draw:connector draw:style-name="gr13" draw:text-style-name="P7" draw:layer="layout" svg:x1="4.087cm" svg:y1="5.445cm" svg:x2="4.087cm" svg:y2="6.715cm" draw:start-shape="id13" draw:start-glue-point="2" draw:end-shape="id14" draw:end-glue-point="0" svg:d="m4087 5445v1270">
          <text:p/>
        </draw:connector>
        <draw:frame draw:style-name="gr1" draw:text-style-name="P12" draw:layer="layout" svg:width="19.59cm" svg:height="0.962cm" svg:x="0.999cm" svg:y="1.003cm">
          <draw:text-box>
            <text:p text:style-name="P1"><text:span text:style-name="T10">Flowchart for Routine </text:span><text:span text:style-name="T11">RadiationPressure::third_body_adjustments</text:span></text:p>
          </draw:text-box>
        </draw:frame>
        <draw:connector draw:style-name="gr6" draw:text-style-name="P7" draw:layer="layout" draw:line-skew="0.768cm -0.769cm" svg:x1="8.62cm" svg:y1="9.889cm" svg:x2="5.039cm" svg:y2="6.715cm" draw:start-shape="id15" draw:start-glue-point="7" draw:end-shape="id14" draw:end-glue-point="4" svg:d="m8620 9889h1270v-4444h-4851v1270">
          <text:p/>
        </draw:connector>
        <draw:custom-shape draw:style-name="gr11" draw:text-style-name="P11" draw:id="id16" draw:layer="layout" svg:width="4.445cm" svg:height="1.27cm" svg:x="4.475cm" svg:y="12.265cm">
          <text:p text:style-name="P1"><text:span text:style-name="T8">Calculate fraction of source</text:span></text:p>
          <text:p text:style-name="P1"><text:span text:style-name="T8">eclipsed by third-body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8.92cm" svg:y1="12.9cm" svg:x2="10.525cm" svg:y2="12.903cm" draw:start-shape="id16" draw:start-glue-point="1" draw:end-shape="id17" draw:end-glue-point="3" svg:d="m8920 12900 1605 3">
          <text:p/>
        </draw:connector>
        <draw:custom-shape draw:style-name="gr11" draw:text-style-name="P11" draw:id="id18" draw:layer="layout" svg:width="4.445cm" svg:height="1.27cm" svg:x="4.51cm" svg:y="14.335cm">
          <text:p text:style-name="P1"><text:span text:style-name="T8">Compound effects of all</text:span></text:p>
          <text:p text:style-name="P1"><text:span text:style-name="T8">third-body object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6.697cm" svg:y1="13.535cm" svg:x2="6.732cm" svg:y2="14.335cm" draw:start-shape="id16" draw:start-glue-point="2" draw:end-shape="id18" svg:d="m6697 13535 35 800">
          <text:p/>
        </draw:connector>
        <draw:connector draw:style-name="gr6" draw:text-style-name="P7" draw:layer="layout" draw:line-skew="0cm 8.689cm -0.769cm" svg:x1="6.732cm" svg:y1="15.605cm" svg:x2="5.039cm" svg:y2="6.715cm" draw:start-shape="id18" draw:start-glue-point="2" draw:end-shape="id14" draw:end-glue-point="4" svg:d="m6732 15605v502h11413v-10662h-13106v1270">
          <text:p/>
        </draw:connector>
        <draw:custom-shape draw:style-name="gr11" draw:text-style-name="P11" draw:id="id19" draw:layer="layout" svg:width="4.445cm" svg:height="1.27cm" svg:x="1.865cm" svg:y="16.447cm">
          <text:p text:style-name="P1"><text:span text:style-name="T8">Scale flux values by fraction</text:span><text:span text:style-name="T8"><text:line-break/></text:span><text:span text:style-name="T8">of source not eclipsed.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4.087cm" svg:y1="7.985cm" svg:x2="4.087cm" svg:y2="16.447cm" draw:start-shape="id14" draw:start-glue-point="2" draw:end-shape="id19" svg:d="m4087 7985v8462">
          <text:p/>
        </draw:connector>
        <draw:custom-shape draw:style-name="gr8" draw:text-style-name="P8" draw:id="id20" draw:layer="layout" svg:width="1.905cm" svg:height="0.635cm" svg:x="3.135cm" svg:y="18.863cm">
          <text:p text:style-name="P1"><text:span text:style-name="T7">Retur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4.087cm" svg:y1="17.717cm" svg:x2="4.087cm" svg:y2="18.863cm" draw:start-shape="id19" draw:start-glue-point="2" draw:end-shape="id20" draw:end-glue-point="0" svg:d="m4087 17717v1146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19.59cm" svg:height="0.962cm" svg:x="1cm" svg:y="1.003cm">
          <draw:text-box>
            <text:p text:style-name="P1"><text:span text:style-name="T1">Flowchart for Routine </text:span><text:span text:style-name="T12">RadiationPressure::</text:span><text:span text:style-name="T13">update_default_surface</text:span></text:p>
          </draw:text-box>
        </draw:frame>
        <draw:custom-shape draw:style-name="gr5" draw:text-style-name="P9" draw:id="id23" draw:layer="layout" svg:width="5.715cm" svg:height="0.635cm" svg:x="1.56cm" svg:y="2.248cm">
          <text:p text:style-name="P1"><text:span text:style-name="T6">RadiationPressure::upd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id="id21" draw:layer="layout" svg:width="4.445cm" svg:height="2.54cm" svg:x="2.195cm" svg:y="4.152cm">
          <text:p text:style-name="P1"><text:span text:style-name="T8">Is there a non-zero</text:span></text:p>
          <text:p text:style-name="P1"><text:span text:style-name="T8">primary flu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3.138cm" svg:y="6.692cm">
          <draw:text-box>
            <text:p text:style-name="P3"><text:span text:style-name="T8">Yes</text:span></text:p>
          </draw:text-box>
        </draw:frame>
        <draw:frame draw:style-name="gr9" draw:text-style-name="P10" draw:layer="layout" svg:width="1.27cm" svg:height="0.885cm" svg:x="1.56cm" svg:y="4.787cm">
          <draw:text-box>
            <text:p text:style-name="P3"><text:span text:style-name="T8">No</text:span></text:p>
          </draw:text-box>
        </draw:frame>
        <draw:custom-shape draw:style-name="gr10" draw:text-style-name="P11" draw:id="id28" draw:layer="layout" svg:width="5.715cm" svg:height="0.635cm" svg:x="10.115cm" svg:y="19.315cm">
          <draw:glue-point draw:id="4" svg:x="3.889cm" svg:y="-4.992cm"/>
          <draw:glue-point draw:id="5" svg:x="-3.888cm" svg:y="-4.992cm"/>
          <text:p text:style-name="P1"><text:span text:style-name="T8">Call</text:span><text:span text:style-name="T14"> ThermalFacetRider::integrat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4.417cm" svg:y1="6.692cm" svg:x2="4.417cm" svg:y2="7.65cm" draw:start-shape="id21" draw:start-glue-point="6" draw:end-shape="id22" draw:end-glue-point="0" svg:d="m4417 6692v958">
          <text:p/>
        </draw:connector>
        <draw:connector draw:style-name="gr6" draw:text-style-name="P7" draw:layer="layout" svg:x1="4.417cm" svg:y1="2.883cm" svg:x2="4.417cm" svg:y2="4.152cm" draw:start-shape="id23" draw:start-glue-point="2" draw:end-shape="id21" draw:end-glue-point="4" svg:d="m4417 2883v1269">
          <text:p/>
        </draw:connector>
        <draw:custom-shape draw:style-name="gr10" draw:text-style-name="P11" draw:id="id24" draw:layer="layout" svg:width="6.985cm" svg:height="0.947cm" svg:x="7.91cm" svg:y="7.806cm">
          <text:p text:style-name="P1"><text:span text:style-name="T8">Call </text:span></text:p>
          <text:p text:style-name="P1"><text:span text:style-name="T9">RadiationDefaultSurface::incident_radi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id="id22" draw:layer="layout" svg:width="4.445cm" svg:height="1.27cm" svg:x="2.195cm" svg:y="7.65cm">
          <text:p text:style-name="P1"><text:span text:style-name="T8">Calculate the forces acting</text:span></text:p>
          <text:p text:style-name="P1"><text:span text:style-name="T8">on the surface resulting</text:span></text:p>
          <text:p text:style-name="P1"><text:span text:style-name="T8">from primary flux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6.64cm" svg:y1="8.285cm" svg:x2="7.91cm" svg:y2="8.279cm" draw:start-shape="id22" draw:start-glue-point="1" draw:end-shape="id24" draw:end-glue-point="3" svg:d="m6640 8285h622v-6h648">
          <text:p/>
        </draw:connector>
        <draw:custom-shape draw:style-name="gr11" draw:text-style-name="P11" draw:id="id26" draw:layer="layout" svg:width="3.81cm" svg:height="1.27cm" svg:x="2.495cm" svg:y="16.823cm">
          <text:p text:style-name="P1"><text:span text:style-name="T8">Incorporate internal</text:span></text:p>
          <text:p text:style-name="P1"><text:span text:style-name="T8">thermal effects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line-skew="0cm 0.963cm" svg:x1="2.195cm" svg:y1="5.421cm" svg:x2="4.412cm" svg:y2="9.89cm" draw:start-shape="id21" draw:start-glue-point="5" draw:end-shape="id25" draw:end-glue-point="0" svg:d="m2195 5421h-502v3834h2719v635">
          <text:p/>
        </draw:connector>
        <draw:custom-shape draw:style-name="gr11" draw:text-style-name="P11" draw:id="id27" draw:layer="layout" svg:width="3.81cm" svg:height="1.27cm" svg:x="2.478cm" svg:y="18.996cm">
          <text:p text:style-name="P1"><text:span text:style-name="T8">Integrate temperature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4.4cm" svg:y1="18.093cm" svg:x2="4.383cm" svg:y2="18.996cm" draw:start-shape="id26" draw:start-glue-point="2" draw:end-shape="id27" draw:end-glue-point="0" svg:d="m4400 18093v452h-17v451">
          <text:p/>
        </draw:connector>
        <draw:connector draw:style-name="gr14" draw:text-style-name="P7" draw:layer="layout" svg:x1="6.288cm" svg:y1="19.631cm" svg:x2="10.115cm" svg:y2="19.632cm" draw:start-shape="id27" draw:end-shape="id28" draw:end-glue-point="3" svg:d="m6288 19631h1901v1h1926">
          <text:p/>
        </draw:connector>
        <draw:frame draw:style-name="gr15" draw:text-style-name="P14" draw:id="id29" draw:layer="layout" svg:width="3.584cm" svg:height="0.646cm" svg:x="2.593cm" svg:y="21.309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4.383cm" svg:y1="20.312cm" svg:x2="4.385cm" svg:y2="21.309cm" draw:end-shape="id29" svg:d="m4383 20312v248h2v749">
          <text:p/>
        </draw:connector>
        <draw:frame draw:style-name="gr9" draw:text-style-name="P10" draw:layer="layout" svg:width="1.27cm" svg:height="0.885cm" svg:x="9.065cm" svg:y="12.29cm">
          <draw:text-box>
            <text:p text:style-name="P3"><text:span text:style-name="T8">Yes</text:span></text:p>
          </draw:text-box>
        </draw:frame>
        <draw:custom-shape draw:style-name="gr10" draw:text-style-name="P11" draw:id="id32" draw:layer="layout" svg:width="8.255cm" svg:height="0.947cm" svg:x="11.33cm" svg:y="13.75cm">
          <text:p text:style-name="P1"><text:span text:style-name="T8">Call </text:span></text:p>
          <text:p text:style-name="P1"><text:span text:style-name="T9">RadiationDefaultSurface::interact_with_third_bod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id="id30" draw:layer="layout" svg:width="4.445cm" svg:height="2.54cm" svg:x="7.72cm" svg:y="9.89cm">
          <text:p text:style-name="P1"><text:span text:style-name="T8">Is the body </text:span></text:p>
          <text:p text:style-name="P1"><text:span text:style-name="T8">interactive and</text:span></text:p>
          <text:p text:style-name="P1"><text:span text:style-name="T8">currently</text:span></text:p>
          <text:p text:style-name="P1"><text:span text:style-name="T8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12.165cm" svg:y="10.985cm">
          <draw:text-box>
            <text:p text:style-name="P3"><text:span text:style-name="T8">No</text:span></text:p>
          </draw:text-box>
        </draw:frame>
        <draw:custom-shape draw:style-name="gr12" draw:text-style-name="P11" draw:id="id25" draw:layer="layout" svg:width="4.445cm" svg:height="1.27cm" svg:x="2.19cm" svg:y="9.89cm">
          <draw:glue-point draw:id="4" svg:x="2.143cm" svg:y="-5cm"/>
          <text:p text:style-name="P1"><text:span text:style-name="T8">For each registered </text:span></text:p>
          <text:p text:style-name="P1"><text:span text:style-name="T8">third-body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line-skew="-0.092cm" svg:x1="6.635cm" svg:y1="10.525cm" svg:x2="7.72cm" svg:y2="11.159cm" draw:start-shape="id25" draw:start-glue-point="1" draw:end-shape="id30" draw:end-glue-point="5" svg:d="m6635 10525h450v634h635">
          <text:p/>
        </draw:connector>
        <draw:connector draw:style-name="gr6" draw:text-style-name="P7" draw:layer="layout" svg:x1="9.942cm" svg:y1="12.43cm" svg:x2="8.302cm" svg:y2="13.6cm" draw:start-shape="id30" draw:start-glue-point="6" draw:end-shape="id31" draw:end-glue-point="0" svg:d="m9942 12430v586h-1640v584">
          <text:p/>
        </draw:connector>
        <draw:connector draw:style-name="gr6" draw:text-style-name="P7" draw:layer="layout" draw:line-skew="0cm -0.134cm" svg:x1="12.165cm" svg:y1="11.159cm" svg:x2="5.364cm" svg:y2="9.89cm" draw:start-shape="id30" draw:start-glue-point="7" draw:end-shape="id25" draw:end-glue-point="4" svg:d="m12165 11159h501v-1904h-7302v635">
          <text:p/>
        </draw:connector>
        <draw:custom-shape draw:style-name="gr11" draw:text-style-name="P11" draw:id="id31" draw:layer="layout" svg:width="3.175cm" svg:height="1.27cm" svg:x="6.715cm" svg:y="13.6cm">
          <text:p text:style-name="P1"><text:span text:style-name="T8">Calculate effect of</text:span></text:p>
          <text:p text:style-name="P1"><text:span text:style-name="T8">radiation reflected</text:span></text:p>
          <text:p text:style-name="P1"><text:span text:style-name="T8">from third body.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9.89cm" svg:y1="14.235cm" svg:x2="11.33cm" svg:y2="14.223cm" draw:start-shape="id31" draw:start-glue-point="1" draw:end-shape="id32" svg:d="m9890 14235 1440-12">
          <text:p/>
        </draw:connector>
        <draw:connector draw:style-name="gr6" draw:text-style-name="P7" draw:layer="layout" svg:x1="4.417cm" svg:y1="8.92cm" svg:x2="4.412cm" svg:y2="9.89cm" draw:start-shape="id22" draw:start-glue-point="2" draw:end-shape="id25" draw:end-glue-point="0" svg:d="m4417 8920v486h-5v484">
          <text:p/>
        </draw:connector>
        <draw:connector draw:style-name="gr6" draw:text-style-name="P7" draw:layer="layout" draw:line-skew="0cm 9.659cm -0.134cm" svg:x1="8.302cm" svg:y1="14.87cm" svg:x2="5.364cm" svg:y2="9.89cm" draw:start-shape="id31" draw:start-glue-point="2" draw:end-shape="id25" draw:end-glue-point="4" svg:d="m8302 14870v502h11748v-6117h-14686v635">
          <text:p/>
        </draw:connector>
        <draw:connector draw:style-name="gr6" draw:text-style-name="P7" draw:layer="layout" draw:type="line" svg:x1="4.412cm" svg:y1="11.16cm" svg:x2="4.4cm" svg:y2="16.823cm" draw:start-shape="id25" draw:start-glue-point="2" draw:end-shape="id26" svg:d="m4412 11160-12 5663">
          <text:p/>
        </draw:connector>
      </draw:page>
      <draw:page draw:name="page4" draw:style-name="dp1" draw:master-page-name="Default">
        <office:forms form:automatic-focus="false" form:apply-design-mode="false"/>
        <draw:frame draw:style-name="gr1" draw:text-style-name="P12" draw:layer="layout" svg:width="19.59cm" svg:height="0.962cm" svg:x="0.999cm" svg:y="1.003cm">
          <draw:text-box>
            <text:p text:style-name="P1"><text:span text:style-name="T10">Flowchart for Routine </text:span><text:span text:style-name="T11">RadiationPressure::</text:span><text:span text:style-name="T16">update_facet_surface</text:span></text:p>
          </draw:text-box>
        </draw:frame>
        <draw:custom-shape draw:style-name="gr5" draw:text-style-name="P9" draw:id="id35" draw:layer="layout" svg:width="5.715cm" svg:height="0.635cm" svg:x="2.097cm" svg:y="2.339cm">
          <text:p text:style-name="P1"><text:span text:style-name="T6">RadiationPressure::upd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id="id33" draw:layer="layout" svg:width="4.445cm" svg:height="2.54cm" svg:x="2.73cm" svg:y="3.795cm">
          <text:p text:style-name="P1"><text:span text:style-name="T8">Is there a non-zero</text:span></text:p>
          <text:p text:style-name="P1"><text:span text:style-name="T8">primary flu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3.673cm" svg:y="6.335cm">
          <draw:text-box>
            <text:p text:style-name="P3"><text:span text:style-name="T8">Yes</text:span></text:p>
          </draw:text-box>
        </draw:frame>
        <draw:frame draw:style-name="gr9" draw:text-style-name="P10" draw:layer="layout" svg:width="1.27cm" svg:height="0.885cm" svg:x="2.096cm" svg:y="4.43cm">
          <draw:text-box>
            <text:p text:style-name="P3"><text:span text:style-name="T8">No</text:span></text:p>
          </draw:text-box>
        </draw:frame>
        <draw:custom-shape draw:style-name="gr10" draw:text-style-name="P11" draw:id="id39" draw:layer="layout" svg:width="5.715cm" svg:height="0.635cm" svg:x="9.745cm" svg:y="15.973cm">
          <draw:glue-point draw:id="4" svg:x="3.889cm" svg:y="-4.992cm"/>
          <draw:glue-point draw:id="5" svg:x="-3.888cm" svg:y="-4.992cm"/>
          <text:p text:style-name="P1"><text:span text:style-name="T8">Call</text:span><text:span text:style-name="T14"> ThermalModelRider::updat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4.952cm" svg:y1="6.335cm" svg:x2="4.952cm" svg:y2="7.293cm" draw:start-shape="id33" draw:start-glue-point="6" draw:end-shape="id34" draw:end-glue-point="0" svg:d="m4952 6335v958">
          <text:p/>
        </draw:connector>
        <draw:connector draw:style-name="gr6" draw:text-style-name="P7" draw:layer="layout" svg:x1="4.954cm" svg:y1="2.974cm" svg:x2="4.952cm" svg:y2="3.795cm" draw:start-shape="id35" draw:start-glue-point="2" draw:end-shape="id33" draw:end-glue-point="4" svg:d="m4954 2974v423h-2v398">
          <text:p/>
        </draw:connector>
        <draw:custom-shape draw:style-name="gr10" draw:text-style-name="P11" draw:id="id36" draw:layer="layout" svg:width="6.985cm" svg:height="0.947cm" svg:x="8.445cm" svg:y="7.449cm">
          <text:p text:style-name="P1"><text:span text:style-name="T8">Call </text:span></text:p>
          <text:p text:style-name="P1"><text:span text:style-name="T9">RadiationSurface::incident_radi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id="id34" draw:layer="layout" svg:width="4.445cm" svg:height="1.27cm" svg:x="2.73cm" svg:y="7.293cm">
          <text:p text:style-name="P1"><text:span text:style-name="T8">Calculate the forces acting</text:span></text:p>
          <text:p text:style-name="P1"><text:span text:style-name="T8">on the surface resulting</text:span></text:p>
          <text:p text:style-name="P1"><text:span text:style-name="T8">from primary flux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7.175cm" svg:y1="7.928cm" svg:x2="8.445cm" svg:y2="7.922cm" draw:start-shape="id34" draw:start-glue-point="1" draw:end-shape="id36" draw:end-glue-point="3" svg:d="m7175 7928h622v-6h648">
          <text:p/>
        </draw:connector>
        <draw:connector draw:style-name="gr13" draw:text-style-name="P7" draw:layer="layout" draw:line-skew="0cm 1.141cm" svg:x1="2.73cm" svg:y1="5.064cm" svg:x2="4.944cm" svg:y2="9.891cm" draw:start-shape="id33" draw:start-glue-point="5" draw:end-shape="id37" draw:end-glue-point="0" svg:d="m2730 5064h-502v4191h2716v636">
          <text:p/>
        </draw:connector>
        <draw:custom-shape draw:style-name="gr11" draw:text-style-name="P11" draw:id="id38" draw:layer="layout" svg:width="4.133cm" svg:height="0.635cm" svg:x="2.919cm" svg:y="15.375cm">
          <text:p text:style-name="P1"><text:span text:style-name="T8">Update thermal profile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7.052cm" svg:y1="15.692cm" svg:x2="9.745cm" svg:y2="16.29cm" draw:start-shape="id38" draw:start-glue-point="1" draw:end-shape="id39" draw:end-glue-point="3" svg:d="m7052 15692h1334v598h1359">
          <text:p/>
        </draw:connector>
        <draw:frame draw:style-name="gr15" draw:text-style-name="P15" draw:id="id46" draw:layer="layout" svg:width="3.584cm" svg:height="0.646cm" svg:x="3.161cm" svg:y="26.046cm">
          <draw:text-box>
            <text:p text:style-name="P1"><text:span text:style-name="T15">Return</text:span></text:p>
          </draw:text-box>
        </draw:frame>
        <draw:custom-shape draw:style-name="gr11" draw:text-style-name="P11" draw:id="id40" draw:layer="layout" svg:width="4.445cm" svg:height="1.27cm" svg:x="2.727cm" svg:y="23.795cm">
          <text:p text:style-name="P1"><text:span text:style-name="T8">Calculate the forces acting</text:span></text:p>
          <text:p text:style-name="P1"><text:span text:style-name="T8">on the surface resulting</text:span></text:p>
          <text:p text:style-name="P1"><text:span text:style-name="T8">from thermal emis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id="id41" draw:layer="layout" svg:width="7.297cm" svg:height="0.635cm" svg:x="8.943cm" svg:y="24.12cm">
          <draw:glue-point draw:id="4" svg:x="3.889cm" svg:y="-4.992cm"/>
          <draw:glue-point draw:id="5" svg:x="-3.888cm" svg:y="-4.992cm"/>
          <text:p text:style-name="P1"><text:span text:style-name="T8">Call</text:span><text:span text:style-name="T14"> RadiationSurface::radiation_pressure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7.172cm" svg:y1="24.43cm" svg:x2="8.943cm" svg:y2="24.437cm" draw:start-shape="id40" draw:start-glue-point="1" draw:end-shape="id41" draw:end-glue-point="3" svg:d="m7172 24430h873v7h898">
          <text:p/>
        </draw:connector>
        <draw:connector draw:style-name="gr13" draw:text-style-name="P7" draw:layer="layout" svg:x1="4.985cm" svg:y1="16.01cm" svg:x2="4.987cm" svg:y2="16.867cm" draw:start-shape="id38" draw:start-glue-point="2" draw:end-shape="id42" draw:end-glue-point="4" svg:d="m4985 16010v429h2v428">
          <text:p/>
        </draw:connector>
        <draw:custom-shape draw:style-name="gr11" draw:text-style-name="P11" draw:id="id43" draw:layer="layout" svg:width="3.175cm" svg:height="0.869cm" svg:x="6.986cm" svg:y="18.646cm">
          <text:p text:style-name="P1"><text:span text:style-name="T8">Set emission to</text:span></text:p>
          <text:p text:style-name="P1"><text:span text:style-name="T8"><text:s/></text:span><text:span text:style-name="T8">absorption 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id="id44" draw:layer="layout" svg:width="8.89cm" svg:height="0.635cm" svg:x="11.201cm" svg:y="18.748cm">
          <draw:glue-point draw:id="4" svg:x="3.889cm" svg:y="-4.992cm"/>
          <draw:glue-point draw:id="5" svg:x="-3.888cm" svg:y="-4.992cm"/>
          <text:p text:style-name="P1"><text:span text:style-name="T8">Call</text:span><text:span text:style-name="T14"> RadiationSurface::equalize_absorption_emission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10.161cm" svg:y1="19.08cm" svg:x2="11.201cm" svg:y2="19.065cm" draw:start-shape="id43" draw:start-glue-point="1" draw:end-shape="id44" draw:end-glue-point="3" svg:d="m10161 19080h508v-15h532">
          <text:p/>
        </draw:connector>
        <draw:connector draw:style-name="gr6" draw:text-style-name="P7" draw:layer="layout" svg:x1="8.573cm" svg:y1="19.515cm" svg:x2="4.943cm" svg:y2="20.501cm" draw:start-shape="id43" draw:start-glue-point="2" draw:end-shape="id45" draw:end-glue-point="4" svg:d="m8573 19515v493h-3630v493">
          <text:p/>
        </draw:connector>
        <draw:frame draw:style-name="gr16" draw:text-style-name="P16" draw:layer="layout" svg:width="8.033cm" svg:height="1.199cm" svg:x="11.728cm" svg:y="19.256cm">
          <draw:text-box>
            <text:p><text:span text:style-name="T17">This method simply sets “power_emit” equal to “power_absorb” on all facets.</text:span></text:p>
          </draw:text-box>
        </draw:frame>
        <draw:connector draw:style-name="gr6" draw:text-style-name="P7" draw:layer="layout" draw:type="line" svg:x1="4.952cm" svg:y1="8.563cm" svg:x2="4.944cm" svg:y2="9.891cm" draw:start-shape="id34" draw:start-glue-point="2" draw:end-shape="id37" draw:end-glue-point="0" svg:d="m4952 8563-8 1328">
          <text:p/>
        </draw:connector>
        <draw:custom-shape draw:style-name="gr12" draw:text-style-name="P11" draw:id="id42" draw:layer="layout" svg:width="4.445cm" svg:height="2.54cm" svg:x="2.765cm" svg:y="16.867cm">
          <text:p text:style-name="P1"><text:span text:style-name="T8">Is surface thermally</text:span></text:p>
          <text:p text:style-name="P1"><text:span text:style-name="T8">dynamic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4.109cm" svg:y="19.349cm">
          <draw:text-box>
            <text:p text:style-name="P3"><text:span text:style-name="T8">Yes</text:span></text:p>
          </draw:text-box>
        </draw:frame>
        <draw:frame draw:style-name="gr9" draw:text-style-name="P10" draw:layer="layout" svg:width="1.27cm" svg:height="0.885cm" svg:x="7.35cm" svg:y="17.51cm">
          <draw:text-box>
            <text:p text:style-name="P3"><text:span text:style-name="T8">No</text:span></text:p>
          </draw:text-box>
        </draw:frame>
        <draw:connector draw:style-name="gr6" draw:text-style-name="P7" draw:layer="layout" draw:line-skew="-2.406cm 32.015cm" svg:x1="7.21cm" svg:y1="18.136cm" svg:x2="8.573cm" svg:y2="18.646cm" draw:start-shape="id42" draw:start-glue-point="7" draw:end-shape="id43" draw:end-glue-point="0" svg:d="m7210 18136h1046v9h317v501">
          <text:p/>
        </draw:connector>
        <draw:custom-shape draw:style-name="gr12" draw:text-style-name="P11" draw:id="id45" draw:layer="layout" svg:width="4.445cm" svg:height="2.54cm" svg:x="2.721cm" svg:y="20.501cm">
          <text:p text:style-name="P1"><text:span text:style-name="T8">Are force calculations</text:span></text:p>
          <text:p text:style-name="P1"><text:span text:style-name="T8">desi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1.635cm" svg:y="20.856cm">
          <draw:text-box>
            <text:p text:style-name="P3"><text:span text:style-name="T8">No</text:span></text:p>
          </draw:text-box>
        </draw:frame>
        <draw:connector draw:style-name="gr6" draw:text-style-name="P7" draw:layer="layout" draw:type="line" svg:x1="4.943cm" svg:y1="23.041cm" svg:x2="4.949cm" svg:y2="23.795cm" draw:start-shape="id45" draw:start-glue-point="6" draw:end-shape="id40" draw:end-glue-point="0" svg:d="m4943 23041 6 754">
          <text:p/>
        </draw:connector>
        <draw:frame draw:style-name="gr9" draw:text-style-name="P10" draw:layer="layout" svg:width="1.27cm" svg:height="0.885cm" svg:x="3.54cm" svg:y="22.8cm">
          <draw:text-box>
            <text:p text:style-name="P3"><text:span text:style-name="T8">Yes</text:span></text:p>
          </draw:text-box>
        </draw:frame>
        <draw:connector draw:style-name="gr6" draw:text-style-name="P7" draw:layer="layout" draw:line-skew="0cm 0.586cm" svg:x1="2.721cm" svg:y1="21.77cm" svg:x2="4.953cm" svg:y2="26.046cm" draw:start-shape="id45" draw:start-glue-point="5" draw:end-shape="id46" draw:end-glue-point="0" svg:d="m2721 21770h-502v3360h2734v916">
          <text:p/>
        </draw:connector>
        <draw:frame draw:style-name="gr9" draw:text-style-name="P10" draw:layer="layout" svg:width="1.27cm" svg:height="0.885cm" svg:x="9.065cm" svg:y="12.291cm">
          <draw:text-box>
            <text:p text:style-name="P3"><text:span text:style-name="T8">Yes</text:span></text:p>
          </draw:text-box>
        </draw:frame>
        <draw:custom-shape draw:style-name="gr10" draw:text-style-name="P11" draw:id="id49" draw:layer="layout" svg:width="8.255cm" svg:height="0.947cm" svg:x="11.33cm" svg:y="13.751cm">
          <text:p text:style-name="P1"><text:span text:style-name="T8">Call </text:span></text:p>
          <text:p text:style-name="P1"><text:span text:style-name="T9">RadiationSurface::interact_with_third_bod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id="id47" draw:layer="layout" svg:width="4.445cm" svg:height="2.54cm" svg:x="7.72cm" svg:y="9.891cm">
          <text:p text:style-name="P1"><text:span text:style-name="T8">Is the body </text:span></text:p>
          <text:p text:style-name="P1"><text:span text:style-name="T8">interactive and</text:span></text:p>
          <text:p text:style-name="P1"><text:span text:style-name="T8">currently</text:span></text:p>
          <text:p text:style-name="P1"><text:span text:style-name="T8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12.165cm" svg:y="10.986cm">
          <draw:text-box>
            <text:p text:style-name="P3"><text:span text:style-name="T8">No</text:span></text:p>
          </draw:text-box>
        </draw:frame>
        <draw:custom-shape draw:style-name="gr12" draw:text-style-name="P11" draw:id="id37" draw:layer="layout" svg:width="4.445cm" svg:height="1.27cm" svg:x="2.722cm" svg:y="9.891cm">
          <draw:glue-point draw:id="4" svg:x="2.143cm" svg:y="-5cm"/>
          <text:p text:style-name="P1"><text:span text:style-name="T8">For each registered </text:span></text:p>
          <text:p text:style-name="P1"><text:span text:style-name="T8">third-body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line-skew="-0.092cm" svg:x1="7.167cm" svg:y1="10.526cm" svg:x2="7.72cm" svg:y2="11.16cm" draw:start-shape="id37" draw:start-glue-point="1" draw:end-shape="id47" draw:end-glue-point="5" svg:d="m7167 10526h184v634h369">
          <text:p/>
        </draw:connector>
        <draw:connector draw:style-name="gr6" draw:text-style-name="P7" draw:layer="layout" svg:x1="9.942cm" svg:y1="12.431cm" svg:x2="8.302cm" svg:y2="13.601cm" draw:start-shape="id47" draw:start-glue-point="6" draw:end-shape="id48" draw:end-glue-point="0" svg:d="m9942 12431v586h-1640v584">
          <text:p/>
        </draw:connector>
        <draw:connector draw:style-name="gr6" draw:text-style-name="P7" draw:layer="layout" draw:line-skew="0cm -0.134cm" svg:x1="12.165cm" svg:y1="11.16cm" svg:x2="5.896cm" svg:y2="9.891cm" draw:start-shape="id47" draw:start-glue-point="7" draw:end-shape="id37" draw:end-glue-point="4" svg:d="m12165 11160h501v-1904h-6770v635">
          <text:p/>
        </draw:connector>
        <draw:custom-shape draw:style-name="gr11" draw:text-style-name="P11" draw:id="id48" draw:layer="layout" svg:width="3.175cm" svg:height="1.27cm" svg:x="6.715cm" svg:y="13.601cm">
          <text:p text:style-name="P1"><text:span text:style-name="T8">Calculate effect of</text:span></text:p>
          <text:p text:style-name="P1"><text:span text:style-name="T8">radiation reflected</text:span></text:p>
          <text:p text:style-name="P1"><text:span text:style-name="T8">from third body.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0cm 9.659cm -0.134cm" svg:x1="8.302cm" svg:y1="14.871cm" svg:x2="5.896cm" svg:y2="9.891cm" draw:start-shape="id48" draw:start-glue-point="2" draw:end-shape="id37" draw:end-glue-point="4" svg:d="m8302 14871v502h11748v-6117h-14154v635">
          <text:p/>
        </draw:connector>
        <draw:connector draw:style-name="gr6" draw:text-style-name="P7" draw:layer="layout" draw:type="line" svg:x1="4.944cm" svg:y1="11.161cm" svg:x2="4.985cm" svg:y2="15.375cm" draw:start-shape="id37" draw:start-glue-point="2" draw:end-shape="id38" draw:end-glue-point="0" svg:d="m4944 11161 41 4214">
          <text:p/>
        </draw:connector>
        <draw:connector draw:style-name="gr6" draw:text-style-name="P7" draw:layer="layout" draw:type="line" svg:x1="4.987cm" svg:y1="19.407cm" svg:x2="4.943cm" svg:y2="20.501cm" draw:start-shape="id42" draw:start-glue-point="6" draw:end-shape="id45" draw:end-glue-point="4" svg:d="m4987 19407-44 1094">
          <text:p/>
        </draw:connector>
        <draw:connector draw:style-name="gr6" draw:text-style-name="P7" draw:layer="layout" draw:type="line" svg:x1="4.949cm" svg:y1="25.065cm" svg:x2="4.953cm" svg:y2="26.046cm" draw:start-shape="id40" draw:start-glue-point="2" draw:end-shape="id46" draw:end-glue-point="0" svg:d="m4949 25065 4 981">
          <text:p/>
        </draw:connector>
        <draw:connector draw:style-name="gr7" draw:text-style-name="P7" draw:layer="layout" draw:type="line" svg:x1="9.89cm" svg:y1="14.236cm" svg:x2="11.33cm" svg:y2="14.224cm" draw:start-shape="id48" draw:start-glue-point="1" draw:end-shape="id49" draw:end-glue-point="3" svg:d="m9890 14236 1440-12">
          <text:p/>
        </draw:connector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19.59cm" svg:height="0.962cm" svg:x="1cm" svg:y="1.001cm">
          <draw:text-box>
            <text:p text:style-name="P1"><text:span text:style-name="T1">Flowchart for Routine </text:span><text:span text:style-name="T4">R</text:span><text:span text:style-name="T13">adiationSource::calculate_flux</text:span></text:p>
          </draw:text-box>
        </draw:frame>
        <draw:custom-shape draw:style-name="gr5" draw:text-style-name="P6" draw:id="id50" draw:layer="layout" svg:width="4.445cm" svg:height="0.635cm" svg:x="1.635cm" svg:y="2.905cm">
          <text:p text:style-name="P1"><text:span text:style-name="T6">RadiationPressure::updat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3.857cm" svg:y1="3.54cm" svg:x2="3.84cm" svg:y2="4.575cm" draw:start-shape="id50" draw:start-glue-point="2" draw:end-shape="id51" draw:end-glue-point="0" svg:d="m3857 3540v530h-17v505">
          <text:p/>
        </draw:connector>
        <draw:connector draw:style-name="gr13" draw:text-style-name="P7" draw:layer="layout" svg:x1="3.875cm" svg:y1="8.62cm" svg:x2="3.886cm" svg:y2="9.89cm" draw:start-shape="id52" draw:start-glue-point="2" draw:end-shape="id53" draw:end-glue-point="0" svg:d="m3875 8620v635h11v635">
          <text:p/>
        </draw:connector>
        <draw:custom-shape draw:style-name="gr8" draw:text-style-name="P8" draw:id="id53" draw:layer="layout" svg:width="1.905cm" svg:height="0.635cm" svg:x="2.934cm" svg:y="9.89cm">
          <text:p text:style-name="P1"><text:span text:style-name="T7">Retur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id="id51" draw:layer="layout" svg:width="3.81cm" svg:height="1.27cm" svg:x="1.935cm" svg:y="4.575cm">
          <text:p text:style-name="P1"><text:span text:style-name="T8">Calculate position of </text:span></text:p>
          <text:p text:style-name="P1"><text:span text:style-name="T8">vehicle w.r.t. Su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id="id52" draw:layer="layout" svg:width="3.81cm" svg:height="1.905cm" svg:x="1.97cm" svg:y="6.715cm">
          <text:p text:style-name="P1"><text:span text:style-name="T8">Calculate flux vector</text:span></text:p>
          <text:p text:style-name="P1"><text:span text:style-name="T8">from primary source</text:span></text:p>
          <text:p text:style-name="P1"><text:span text:style-name="T8">in inertial and </text:span></text:p>
          <text:p text:style-name="P1"><text:span text:style-name="T8">structural ref frame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.84cm" svg:y1="5.845cm" svg:x2="3.875cm" svg:y2="6.715cm" draw:start-shape="id51" draw:start-glue-point="2" draw:end-shape="id52" draw:end-glue-point="0" svg:d="m3840 5845 35 870">
          <text:p/>
        </draw:connector>
      </draw:page>
      <draw:page draw:name="page6" draw:style-name="dp1" draw:master-page-name="Default">
        <office:forms form:automatic-focus="false" form:apply-design-mode="false"/>
        <draw:frame draw:style-name="gr1" draw:text-style-name="P12" draw:layer="layout" svg:width="19.59cm" svg:height="0.962cm" svg:x="0.999cm" svg:y="1.002cm">
          <draw:text-box>
            <text:p text:style-name="P1"><text:span text:style-name="T10">Flowchart for Routine </text:span><text:span text:style-name="T16">RadiationSurface::incident_radiation</text:span></text:p>
          </draw:text-box>
        </draw:frame>
        <draw:custom-shape draw:style-name="gr5" draw:text-style-name="P17" draw:id="id54" draw:layer="layout" svg:width="7.293cm" svg:height="0.635cm" svg:x="1.962cm" svg:y="2.905cm">
          <text:p text:style-name="P1"><text:span text:style-name="T18">RadiationPressure::update_facet_surfac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08cm" svg:y1="3.54cm" svg:x2="5.606cm" svg:y2="4.988cm" draw:start-shape="id54" draw:start-glue-point="2" draw:end-shape="id55" draw:end-glue-point="0" svg:d="m5608 3540v736h-2v712">
          <text:p/>
        </draw:connector>
        <draw:custom-shape draw:style-name="gr11" draw:text-style-name="P11" draw:id="id57" draw:layer="layout" svg:width="3.175cm" svg:height="1.27cm" svg:x="7.35cm" svg:y="6.347cm">
          <text:p text:style-name="P1"><text:span text:style-name="T8">Calculate the forces</text:span></text:p>
          <text:p text:style-name="P1"><text:span text:style-name="T8"><text:s/></text:span><text:span text:style-name="T8">on each facet</text:span></text:p>
          <draw:enhanced-geometry svg:viewBox="0 0 21600 21600" draw:type="rectangle" draw:enhanced-path="M 0 0 L 21600 0 21600 21600 0 21600 0 0 Z N"/>
        </draw:custom-shape>
        <draw:frame draw:style-name="gr15" draw:text-style-name="P15" draw:id="id56" draw:layer="layout" svg:width="3.584cm" svg:height="0.646cm" svg:x="3.818cm" svg:y="9.771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5.606cm" svg:y1="6.258cm" svg:x2="5.61cm" svg:y2="9.771cm" draw:start-shape="id55" draw:start-glue-point="2" draw:end-shape="id56" svg:d="m5606 6258v1757h4v1756">
          <text:p/>
        </draw:connector>
        <draw:custom-shape draw:style-name="gr10" draw:text-style-name="P11" draw:id="id58" draw:layer="layout" svg:width="6.35cm" svg:height="1.27cm" svg:x="11.795cm" svg:y="6.347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14">FACET_TYPE::incident_radiation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10.525cm" svg:y1="6.982cm" svg:x2="11.795cm" svg:y2="6.982cm" draw:start-shape="id57" draw:end-shape="id58" svg:d="m10525 6982h1270">
          <text:p/>
        </draw:connector>
        <draw:custom-shape draw:style-name="gr12" draw:text-style-name="P13" draw:id="id55" draw:layer="layout" svg:width="4.445cm" svg:height="1.27cm" svg:x="3.384cm" svg:y="4.988cm">
          <draw:glue-point draw:id="4" svg:x="2.143cm" svg:y="-5cm"/>
          <text:p text:style-name="P1"><text:span text:style-name="T8">For each facet</text:span></text:p>
          <text:p text:style-name="P1"><text:span text:style-name="T8">in the surface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7.829cm" svg:y1="5.623cm" svg:x2="8.937cm" svg:y2="6.347cm" draw:start-shape="id55" draw:start-glue-point="1" draw:end-shape="id57" draw:end-glue-point="0" svg:d="m7829 5623h1108v724">
          <text:p/>
        </draw:connector>
        <draw:connector draw:style-name="gr13" draw:text-style-name="P7" draw:layer="layout" draw:line-skew="2.038cm 8.389cm -0.769cm" svg:x1="8.937cm" svg:y1="7.617cm" svg:x2="6.558cm" svg:y2="4.988cm" draw:start-shape="id57" draw:start-glue-point="2" draw:end-shape="id55" draw:end-glue-point="4" svg:d="m8937 7617v2540h10478v-6439h-12857v1270">
          <text:p/>
        </draw:connector>
        <draw:frame draw:style-name="gr16" draw:text-style-name="P16" draw:layer="layout" svg:width="8.033cm" svg:height="1.673cm" svg:x="11.16cm" svg:y="7.837cm">
          <draw:text-box>
            <text:p><text:span text:style-name="T17">FACET_TYPE is a placeholder for a specific type of radiation facet. <text:s/></text:span></text:p>
            <text:p><text:span text:style-name="T17">For example, FlatPlateRadiationFacet</text:span></text:p>
          </draw:text-box>
        </draw:frame>
        <draw:frame draw:style-name="gr1" draw:text-style-name="P12" draw:layer="layout" svg:width="19.59cm" svg:height="0.962cm" svg:x="1cm" svg:y="13.444cm">
          <draw:text-box>
            <text:p text:style-name="P1"><text:span text:style-name="T10">Flowchart for Routine </text:span><text:span text:style-name="T19">RadiationSurface::radiation_pressure</text:span></text:p>
          </draw:text-box>
        </draw:frame>
        <draw:custom-shape draw:style-name="gr5" draw:text-style-name="P17" draw:id="id59" draw:layer="layout" svg:width="7.293cm" svg:height="0.635cm" svg:x="1.962cm" svg:y="14.972cm">
          <text:p text:style-name="P1"><text:span text:style-name="T18">RadiationPressure::update_facet_surfac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08cm" svg:y1="15.607cm" svg:x2="5.606cm" svg:y2="16.643cm" draw:start-shape="id59" draw:start-glue-point="2" draw:end-shape="id60" draw:end-glue-point="0" svg:d="m5608 15607v530h-2v506">
          <text:p/>
        </draw:connector>
        <draw:custom-shape draw:style-name="gr11" draw:text-style-name="P11" draw:id="id63" draw:layer="layout" svg:width="3.175cm" svg:height="1.27cm" svg:x="7.35cm" svg:y="20.568cm">
          <text:p text:style-name="P1"><text:span text:style-name="T8">Calculate the force due </text:span></text:p>
          <text:p text:style-name="P1"><text:span text:style-name="T8">to thermal emission</text:span></text:p>
          <text:p text:style-name="P1"><text:span text:style-name="T8"><text:s/></text:span><text:span text:style-name="T8">on each facet</text:span></text:p>
          <draw:enhanced-geometry svg:viewBox="0 0 21600 21600" draw:type="rectangle" draw:enhanced-path="M 0 0 L 21600 0 21600 21600 0 21600 0 0 Z N"/>
        </draw:custom-shape>
        <draw:frame draw:style-name="gr15" draw:text-style-name="P15" draw:id="id62" draw:layer="layout" svg:width="3.584cm" svg:height="0.646cm" svg:x="3.818cm" svg:y="25.202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5.606cm" svg:y1="20.401cm" svg:x2="5.61cm" svg:y2="25.202cm" draw:start-shape="id61" draw:start-glue-point="2" draw:end-shape="id62" svg:d="m5606 20401v2401h4v2400">
          <text:p/>
        </draw:connector>
        <draw:custom-shape draw:style-name="gr10" draw:text-style-name="P11" draw:id="id64" draw:layer="layout" svg:width="6.35cm" svg:height="1.27cm" svg:x="11.795cm" svg:y="20.568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14">FACET_TYPE::radiation_pressure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10.525cm" svg:y1="21.203cm" svg:x2="11.795cm" svg:y2="21.203cm" draw:start-shape="id63" draw:end-shape="id64" svg:d="m10525 21203h1270">
          <text:p/>
        </draw:connector>
        <draw:custom-shape draw:style-name="gr12" draw:text-style-name="P11" draw:id="id61" draw:layer="layout" svg:width="4.445cm" svg:height="1.27cm" svg:x="3.384cm" svg:y="19.131cm">
          <draw:glue-point draw:id="4" svg:x="2.143cm" svg:y="-5cm"/>
          <text:p text:style-name="P1"><text:span text:style-name="T8">For each facet</text:span></text:p>
          <text:p text:style-name="P1"><text:span text:style-name="T8">in the surface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7.829cm" svg:y1="19.766cm" svg:x2="8.937cm" svg:y2="20.568cm" draw:start-shape="id61" draw:start-glue-point="1" draw:end-shape="id63" draw:end-glue-point="0" svg:d="m7829 19766h1108v802">
          <text:p/>
        </draw:connector>
        <draw:connector draw:style-name="gr13" draw:text-style-name="P7" draw:layer="layout" draw:line-skew="0cm 8.389cm -0.769cm" svg:x1="8.937cm" svg:y1="24.66cm" svg:x2="6.558cm" svg:y2="19.131cm" draw:start-shape="id65" draw:start-glue-point="2" draw:end-shape="id61" draw:end-glue-point="4" svg:d="m8937 24660v501h11113v-7300h-13492v1270">
          <text:p/>
        </draw:connector>
        <draw:frame draw:style-name="gr16" draw:text-style-name="P16" draw:layer="layout" svg:width="8.033cm" svg:height="1.673cm" svg:x="11.795cm" svg:y="21.955cm">
          <draw:text-box>
            <text:p><text:span text:style-name="T17">FACET_TYPE is a placeholder for a specific type of radiation facet. <text:s/></text:span></text:p>
            <text:p><text:span text:style-name="T17">For example, FlatPlateRadiationFacet</text:span></text:p>
          </draw:text-box>
        </draw:frame>
        <draw:custom-shape draw:style-name="gr11" draw:text-style-name="P11" draw:id="id65" draw:layer="layout" svg:width="4.445cm" svg:height="1.905cm" svg:x="6.715cm" svg:y="22.755cm">
          <text:p text:style-name="P1"><text:span text:style-name="T8">Increment the total surface</text:span></text:p>
          <text:p text:style-name="P1"><text:span text:style-name="T8"><text:s/></text:span><text:span text:style-name="T8">force and torque with</text:span></text:p>
          <text:p text:style-name="P1"><text:span text:style-name="T8">the total force and torque</text:span></text:p>
          <text:p text:style-name="P1"><text:span text:style-name="T8">from this facet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8.937cm" svg:y1="21.838cm" svg:x2="8.937cm" svg:y2="22.755cm" draw:start-shape="id63" draw:start-glue-point="2" draw:end-shape="id65" svg:d="m8937 21838v917">
          <text:p/>
        </draw:connector>
        <draw:custom-shape draw:style-name="gr11" draw:text-style-name="P11" draw:id="id60" draw:layer="layout" svg:width="4.445cm" svg:height="1.27cm" svg:x="3.384cm" svg:y="16.643cm">
          <text:p text:style-name="P1"><text:span text:style-name="T8">Initialize the total surface</text:span></text:p>
          <text:p text:style-name="P1"><text:span text:style-name="T8"><text:s/></text:span><text:span text:style-name="T8">force and torque to 0.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06cm" svg:y1="17.913cm" svg:x2="5.606cm" svg:y2="19.131cm" draw:start-shape="id60" draw:start-glue-point="2" draw:end-shape="id61" draw:end-glue-point="0" svg:d="m5606 17913v1218">
          <text:p/>
        </draw:connector>
      </draw:page>
      <draw:page draw:name="page7" draw:style-name="dp1" draw:master-page-name="Default">
        <office:forms form:automatic-focus="false" form:apply-design-mode="false"/>
        <draw:frame draw:style-name="gr17" draw:text-style-name="P12" draw:layer="layout" svg:width="19.05cm" svg:height="1.673cm" svg:x="1cm" svg:y="1.002cm">
          <draw:text-box>
            <text:p text:style-name="P1"><text:span text:style-name="T10">Flowchart for Routine </text:span><text:span text:style-name="T16">RadiationSurface::accumulate_thermal_sources</text:span></text:p>
          </draw:text-box>
        </draw:frame>
        <draw:custom-shape draw:style-name="gr5" draw:text-style-name="P17" draw:id="id66" draw:layer="layout" svg:width="7.293cm" svg:height="0.635cm" svg:x="1.962cm" svg:y="2.905cm">
          <text:p text:style-name="P1"><text:span text:style-name="T18">ThermalModelRider::updat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08cm" svg:y1="3.54cm" svg:x2="5.606cm" svg:y2="4.988cm" draw:start-shape="id66" draw:start-glue-point="2" draw:end-shape="id67" draw:end-glue-point="0" svg:d="m5608 3540v736h-2v712">
          <text:p/>
        </draw:connector>
        <draw:custom-shape draw:style-name="gr11" draw:text-style-name="P11" draw:id="id69" draw:layer="layout" svg:width="2.54cm" svg:height="1.27cm" svg:x="7.35cm" svg:y="6.347cm">
          <text:p text:style-name="P1"><text:span text:style-name="T8">Accumulate the</text:span></text:p>
          <text:p text:style-name="P1"><text:span text:style-name="T8">internal thermal</text:span></text:p>
          <text:p text:style-name="P1"><text:span text:style-name="T8">sources</text:span></text:p>
          <draw:enhanced-geometry svg:viewBox="0 0 21600 21600" draw:type="rectangle" draw:enhanced-path="M 0 0 L 21600 0 21600 21600 0 21600 0 0 Z N"/>
        </draw:custom-shape>
        <draw:frame draw:style-name="gr15" draw:text-style-name="P15" draw:id="id68" draw:layer="layout" svg:width="3.584cm" svg:height="0.646cm" svg:x="3.818cm" svg:y="9.771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5.606cm" svg:y1="6.258cm" svg:x2="5.61cm" svg:y2="9.771cm" draw:start-shape="id67" draw:start-glue-point="2" draw:end-shape="id68" svg:d="m5606 6258v1757h4v1756">
          <text:p/>
        </draw:connector>
        <draw:custom-shape draw:style-name="gr10" draw:text-style-name="P11" draw:id="id70" draw:layer="layout" svg:width="8.255cm" svg:height="1.27cm" svg:x="11.16cm" svg:y="6.34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14">ThermalFacetRider::accumulate_thermal_sources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9.89cm" svg:y1="6.982cm" svg:x2="11.16cm" svg:y2="6.975cm" draw:start-shape="id69" draw:end-shape="id70" svg:d="m9890 6982h623v-7h647">
          <text:p/>
        </draw:connector>
        <draw:custom-shape draw:style-name="gr12" draw:text-style-name="P11" draw:id="id67" draw:layer="layout" svg:width="4.445cm" svg:height="1.27cm" svg:x="3.384cm" svg:y="4.988cm">
          <draw:glue-point draw:id="4" svg:x="2.143cm" svg:y="-5cm"/>
          <text:p text:style-name="P1"><text:span text:style-name="T8">For each facet</text:span></text:p>
          <text:p text:style-name="P1"><text:span text:style-name="T8">in the surface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7.829cm" svg:y1="5.623cm" svg:x2="8.62cm" svg:y2="6.347cm" draw:start-shape="id67" draw:start-glue-point="1" draw:end-shape="id69" draw:end-glue-point="0" svg:d="m7829 5623h791v724">
          <text:p/>
        </draw:connector>
        <draw:connector draw:style-name="gr13" draw:text-style-name="P7" draw:layer="layout" draw:line-skew="0.501cm 9.658cm -0.312cm" svg:x1="8.62cm" svg:y1="7.617cm" svg:x2="6.558cm" svg:y2="4.988cm" draw:start-shape="id69" draw:start-glue-point="2" draw:end-shape="id67" draw:end-glue-point="4" svg:d="m8620 7617v1003h11430v-4445h-13492v813">
          <text:p/>
        </draw:connector>
        <draw:frame draw:style-name="gr1" draw:text-style-name="P12" draw:layer="layout" svg:width="20.32cm" svg:height="0.962cm" svg:x="1cm" svg:y="12.537cm">
          <draw:text-box>
            <text:p text:style-name="P1"><text:span text:style-name="T10">Flowchart for Routine </text:span><text:span text:style-name="T16">RadiationSurface::thermal_integrator</text:span></text:p>
          </draw:text-box>
        </draw:frame>
        <draw:custom-shape draw:style-name="gr5" draw:text-style-name="P17" draw:id="id71" draw:layer="layout" svg:width="7.293cm" svg:height="0.635cm" svg:x="1.962cm" svg:y="14.44cm">
          <text:p text:style-name="P1"><text:span text:style-name="T18">ThermalModelRider::updat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08cm" svg:y1="15.075cm" svg:x2="5.606cm" svg:y2="16.523cm" draw:start-shape="id71" draw:start-glue-point="2" draw:end-shape="id72" draw:end-glue-point="0" svg:d="m5608 15075v736h-2v712">
          <text:p/>
        </draw:connector>
        <draw:custom-shape draw:style-name="gr11" draw:text-style-name="P11" draw:id="id74" draw:layer="layout" svg:width="2.54cm" svg:height="1.27cm" svg:x="7.35cm" svg:y="17.882cm">
          <text:p text:style-name="P1"><text:span text:style-name="T8">Integrate the</text:span></text:p>
          <text:p text:style-name="P1"><text:span text:style-name="T8">temperature</text:span></text:p>
          <draw:enhanced-geometry svg:viewBox="0 0 21600 21600" draw:type="rectangle" draw:enhanced-path="M 0 0 L 21600 0 21600 21600 0 21600 0 0 Z N"/>
        </draw:custom-shape>
        <draw:frame draw:style-name="gr15" draw:text-style-name="P15" draw:id="id73" draw:layer="layout" svg:width="3.584cm" svg:height="0.646cm" svg:x="3.818cm" svg:y="21.306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5.606cm" svg:y1="17.793cm" svg:x2="5.61cm" svg:y2="21.306cm" draw:start-shape="id72" draw:start-glue-point="2" draw:end-shape="id73" svg:d="m5606 17793v1757h4v1756">
          <text:p/>
        </draw:connector>
        <draw:custom-shape draw:style-name="gr10" draw:text-style-name="P11" draw:id="id75" draw:layer="layout" svg:width="5.08cm" svg:height="1.27cm" svg:x="11.16cm" svg:y="17.875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14">ThermalFacetRider::integrate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9.89cm" svg:y1="18.517cm" svg:x2="11.16cm" svg:y2="18.51cm" draw:start-shape="id74" draw:end-shape="id75" svg:d="m9890 18517h623v-7h647">
          <text:p/>
        </draw:connector>
        <draw:custom-shape draw:style-name="gr12" draw:text-style-name="P11" draw:id="id72" draw:layer="layout" svg:width="4.445cm" svg:height="1.27cm" svg:x="3.384cm" svg:y="16.523cm">
          <draw:glue-point draw:id="4" svg:x="2.143cm" svg:y="-5cm"/>
          <text:p text:style-name="P1"><text:span text:style-name="T8">For each facet</text:span></text:p>
          <text:p text:style-name="P1"><text:span text:style-name="T8">in the surface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7.829cm" svg:y1="17.158cm" svg:x2="8.62cm" svg:y2="17.882cm" draw:start-shape="id72" draw:start-glue-point="1" draw:end-shape="id74" draw:end-glue-point="0" svg:d="m7829 17158h791v724">
          <text:p/>
        </draw:connector>
        <draw:connector draw:style-name="gr13" draw:text-style-name="P7" draw:layer="layout" draw:line-skew="0.396cm 6.483cm -0.417cm" svg:x1="8.62cm" svg:y1="19.152cm" svg:x2="6.558cm" svg:y2="16.523cm" draw:start-shape="id74" draw:start-glue-point="2" draw:end-shape="id72" draw:end-glue-point="4" svg:d="m8620 19152v898h8255v-4445h-10317v918">
          <text:p/>
        </draw:connector>
      </draw:page>
      <draw:page draw:name="page8" draw:style-name="dp1" draw:master-page-name="Default">
        <office:forms form:automatic-focus="false" form:apply-design-mode="false"/>
        <draw:frame draw:style-name="gr17" draw:text-style-name="P12" draw:layer="layout" svg:width="19.05cm" svg:height="0.962cm" svg:x="1cm" svg:y="1.003cm">
          <draw:text-box>
            <text:p text:style-name="P1"><text:span text:style-name="T10">Flowchart for Routine </text:span><text:span text:style-name="T16">RadiationSurface::interact_with_third_body</text:span></text:p>
          </draw:text-box>
        </draw:frame>
        <draw:custom-shape draw:style-name="gr5" draw:text-style-name="P17" draw:id="id76" draw:layer="layout" svg:width="7.293cm" svg:height="0.635cm" svg:x="1.962cm" svg:y="2.906cm">
          <text:p text:style-name="P1"><text:span text:style-name="T18">RadiationPressure::update_facet_surfac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08cm" svg:y1="3.541cm" svg:x2="5.639cm" svg:y2="4.989cm" draw:start-shape="id76" draw:start-glue-point="2" draw:end-shape="id77" draw:end-glue-point="0" svg:d="m5608 3541v736h31v712">
          <text:p/>
        </draw:connector>
        <draw:custom-shape draw:style-name="gr11" draw:text-style-name="P11" draw:id="id79" draw:layer="layout" svg:width="3.175cm" svg:height="2.272cm" svg:x="7.35cm" svg:y="6.348cm">
          <text:p text:style-name="P1"><text:span text:style-name="T8">Calculate the </text:span></text:p>
          <text:p text:style-name="P1"><text:span text:style-name="T8">interaction between</text:span></text:p>
          <text:p text:style-name="P1"><text:span text:style-name="T8">each facet and the</text:span></text:p>
          <text:p text:style-name="P1"><text:span text:style-name="T8">third body.</text:span></text:p>
          <draw:enhanced-geometry svg:viewBox="0 0 21600 21600" draw:type="rectangle" draw:enhanced-path="M 0 0 L 21600 0 21600 21600 0 21600 0 0 Z N"/>
        </draw:custom-shape>
        <draw:frame draw:style-name="gr15" draw:text-style-name="P15" draw:id="id78" draw:layer="layout" svg:width="3.584cm" svg:height="0.646cm" svg:x="3.818cm" svg:y="9.772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5.639cm" svg:y1="6.259cm" svg:x2="5.61cm" svg:y2="9.772cm" draw:start-shape="id77" draw:start-glue-point="2" draw:end-shape="id78" svg:d="m5639 6259v1757h-29v1756">
          <text:p/>
        </draw:connector>
        <draw:custom-shape draw:style-name="gr12" draw:text-style-name="P11" draw:id="id77" draw:layer="layout" svg:width="4.445cm" svg:height="1.27cm" svg:x="3.417cm" svg:y="4.989cm">
          <draw:glue-point draw:id="4" svg:x="2.143cm" svg:y="-5cm"/>
          <text:p text:style-name="P1"><text:span text:style-name="T8">For each facet</text:span></text:p>
          <text:p text:style-name="P1"><text:span text:style-name="T8">in the surface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7.862cm" svg:y1="5.624cm" svg:x2="8.937cm" svg:y2="6.348cm" draw:start-shape="id77" draw:start-glue-point="1" draw:end-shape="id79" draw:end-glue-point="0" svg:d="m7862 5624h1075v724">
          <text:p/>
        </draw:connector>
        <draw:connector draw:style-name="gr13" draw:text-style-name="P7" draw:layer="layout" draw:line-skew="1.403cm 8.801cm -0.313cm" svg:x1="8.937cm" svg:y1="8.62cm" svg:x2="6.591cm" svg:y2="4.989cm" draw:start-shape="id79" draw:start-glue-point="2" draw:end-shape="id77" draw:end-glue-point="4" svg:d="m8937 8620v1905h10890v-6350h-13236v814">
          <text:p/>
        </draw:connector>
        <draw:frame draw:style-name="gr16" draw:text-style-name="P16" draw:layer="layout" svg:width="8.033cm" svg:height="1.673cm" svg:x="11.556cm" svg:y="8.167cm">
          <draw:text-box>
            <text:p><text:span text:style-name="T17">FACET_TYPE is a placeholder for a specific type of radiation facet. <text:s/></text:span></text:p>
            <text:p><text:span text:style-name="T17">For example, FlatPlateRadiationFacet</text:span></text:p>
          </draw:text-box>
        </draw:frame>
        <draw:custom-shape draw:style-name="gr10" draw:text-style-name="P11" draw:id="id80" draw:layer="layout" svg:width="6.35cm" svg:height="1.27cm" svg:x="11.795cm" svg:y="6.843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14">FACET_TYPE::interact_with_third_body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1.795cm" svg:y1="7.478cm" svg:x2="10.525cm" svg:y2="7.484cm" draw:start-shape="id80" draw:start-glue-point="3" draw:end-shape="id79" draw:end-glue-point="1" svg:d="m11795 7478-1270 6">
          <text:p/>
        </draw:connector>
      </draw:page>
      <draw:page draw:name="page9" draw:style-name="dp1" draw:master-page-name="Default">
        <office:forms form:automatic-focus="false" form:apply-design-mode="false"/>
        <draw:frame draw:style-name="gr1" draw:text-style-name="P2" draw:layer="layout" svg:width="19.59cm" svg:height="0.962cm" svg:x="1cm" svg:y="1.002cm">
          <draw:text-box>
            <text:p text:style-name="P1"><text:span text:style-name="T1">Flowchart for Routine </text:span><text:span text:style-name="T13">RadiationDefaultSurface::incident_radiation</text:span></text:p>
          </draw:text-box>
        </draw:frame>
        <draw:custom-shape draw:style-name="gr5" draw:text-style-name="P17" draw:id="id81" draw:layer="layout" svg:width="7.293cm" svg:height="0.635cm" svg:x="1.962cm" svg:y="2.27cm">
          <text:p text:style-name="P1"><text:span text:style-name="T18">RadiationPressure::update_default_surfac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08cm" svg:y1="2.905cm" svg:x2="5.606cm" svg:y2="3.967cm" draw:start-shape="id81" draw:start-glue-point="2" draw:end-shape="id82" svg:d="m5608 2905v543h-2v519">
          <text:p/>
        </draw:connector>
        <draw:custom-shape draw:style-name="gr11" draw:text-style-name="P11" draw:id="id82" draw:layer="layout" svg:width="4.445cm" svg:height="1.27cm" svg:x="3.384cm" svg:y="3.967cm">
          <text:p text:style-name="P1"><text:span text:style-name="T8">Calculate the radiative </text:span></text:p>
          <text:p text:style-name="P1"><text:span text:style-name="T8">power absorbe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5.606cm" svg:y1="5.237cm" svg:x2="5.607cm" svg:y2="6.426cm" draw:start-shape="id82" draw:start-glue-point="2" draw:end-shape="id83" draw:end-glue-point="4" svg:d="m5606 5237v595h1v594">
          <text:p/>
        </draw:connector>
        <draw:frame draw:style-name="gr15" draw:text-style-name="P15" draw:id="id85" draw:layer="layout" svg:width="3.584cm" svg:height="0.646cm" svg:x="3.833cm" svg:y="13.689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5.617cm" svg:y1="11.795cm" svg:x2="5.625cm" svg:y2="13.689cm" draw:start-shape="id84" draw:start-glue-point="2" draw:end-shape="id85" svg:d="m5617 11795v961h8v933">
          <text:p/>
        </draw:connector>
        <draw:custom-shape draw:style-name="gr12" draw:text-style-name="P11" draw:id="id83" draw:layer="layout" svg:width="4.445cm" svg:height="2.54cm" svg:x="3.385cm" svg:y="6.426cm">
          <text:p text:style-name="P1"><text:span text:style-name="T8">Are force calculations</text:span></text:p>
          <text:p text:style-name="P1"><text:span text:style-name="T8">desi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0" draw:layer="layout" svg:width="1.27cm" svg:height="1.866cm" svg:x="2.27cm" svg:y="7.061cm">
          <draw:text-box>
            <text:p text:style-name="P3"><text:span text:style-name="T8">No</text:span></text:p>
          </draw:text-box>
        </draw:frame>
        <draw:connector draw:style-name="gr6" draw:text-style-name="P7" draw:layer="layout" draw:type="line" svg:x1="5.607cm" svg:y1="8.966cm" svg:x2="5.617cm" svg:y2="9.89cm" draw:start-shape="id83" draw:start-glue-point="6" draw:end-shape="id84" draw:end-glue-point="0" svg:d="m5607 8966 10 924">
          <text:p/>
        </draw:connector>
        <draw:frame draw:style-name="gr9" draw:text-style-name="P10" draw:layer="layout" svg:width="1.27cm" svg:height="0.885cm" svg:x="4.175cm" svg:y="9.005cm">
          <draw:text-box>
            <text:p text:style-name="P3"><text:span text:style-name="T8">Yes</text:span></text:p>
          </draw:text-box>
        </draw:frame>
        <draw:connector draw:style-name="gr6" draw:text-style-name="P7" draw:layer="layout" svg:x1="3.385cm" svg:y1="7.695cm" svg:x2="5.625cm" svg:y2="13.689cm" draw:start-shape="id83" draw:start-glue-point="5" draw:end-shape="id85" draw:end-glue-point="0" svg:d="m3385 7695h-502v3633h2742v2361">
          <text:p/>
        </draw:connector>
        <draw:custom-shape draw:style-name="gr11" draw:text-style-name="P11" draw:id="id84" draw:layer="layout" svg:width="4.445cm" svg:height="1.905cm" svg:x="3.395cm" svg:y="9.89cm">
          <text:p text:style-name="P1"><text:span text:style-name="T8">Calculate the forces due to</text:span></text:p>
          <text:p text:style-name="P1"><text:span text:style-name="T8">specular reflection</text:span></text:p>
          <text:p text:style-name="P1"><text:span text:style-name="T8">diffuse reflection</text:span></text:p>
          <text:p text:style-name="P1"><text:span text:style-name="T8">absorption</text:span></text:p>
          <text:p text:style-name="P1"><text:span text:style-name="T8">Sum to temporary total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office:forms form:automatic-focus="false" form:apply-design-mode="false"/>
        <draw:frame draw:style-name="gr1" draw:text-style-name="P2" draw:layer="layout" svg:width="19.59cm" svg:height="1.673cm" svg:x="1cm" svg:y="1.003cm">
          <draw:text-box>
            <text:p text:style-name="P1"><text:span text:style-name="T1">Flowchart for Routine </text:span><text:span text:style-name="T13">RadiationDefaultSurface::interact_with_third_body</text:span></text:p>
          </draw:text-box>
        </draw:frame>
        <draw:custom-shape draw:style-name="gr5" draw:text-style-name="P17" draw:id="id86" draw:layer="layout" svg:width="7.293cm" svg:height="0.635cm" svg:x="1.962cm" svg:y="3.271cm">
          <text:p text:style-name="P1"><text:span text:style-name="T18">RadiationPressure::update_default_surfac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08cm" svg:y1="3.906cm" svg:x2="5.615cm" svg:y2="4.917cm" draw:start-shape="id86" draw:start-glue-point="2" draw:end-shape="id87" draw:end-glue-point="0" svg:d="m5608 3906v518h7v493">
          <text:p/>
        </draw:connector>
        <draw:connector draw:style-name="gr13" draw:text-style-name="P7" draw:layer="layout" svg:x1="5.615cm" svg:y1="6.187cm" svg:x2="5.607cm" svg:y2="7.427cm" draw:start-shape="id87" draw:start-glue-point="2" draw:end-shape="id88" draw:end-glue-point="4" svg:d="m5615 6187v621h-8v619">
          <text:p/>
        </draw:connector>
        <draw:frame draw:style-name="gr15" draw:text-style-name="P15" draw:id="id95" draw:layer="layout" svg:width="3.584cm" svg:height="0.646cm" svg:x="3.812cm" svg:y="22.595cm">
          <draw:text-box>
            <text:p text:style-name="P1"><text:span text:style-name="T15">Return</text:span></text:p>
          </draw:text-box>
        </draw:frame>
        <draw:custom-shape draw:style-name="gr12" draw:text-style-name="P11" draw:id="id88" draw:layer="layout" svg:width="4.445cm" svg:height="2.54cm" svg:x="3.385cm" svg:y="7.427cm">
          <text:p text:style-name="P1"><text:span text:style-name="T8">Is the flux greater</text:span></text:p>
          <text:p text:style-name="P1"><text:span text:style-name="T8">than 0.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2.27cm" svg:y="8.062cm">
          <draw:text-box>
            <text:p text:style-name="P3"><text:span text:style-name="T8">No</text:span></text:p>
          </draw:text-box>
        </draw:frame>
        <draw:connector draw:style-name="gr6" draw:text-style-name="P7" draw:layer="layout" draw:type="line" svg:x1="5.607cm" svg:y1="9.967cm" svg:x2="5.597cm" svg:y2="11.16cm" draw:end-shape="id89" draw:end-glue-point="0" svg:d="m5607 9967-10 1193">
          <text:p/>
        </draw:connector>
        <draw:frame draw:style-name="gr9" draw:text-style-name="P10" draw:layer="layout" svg:width="1.27cm" svg:height="0.885cm" svg:x="4.175cm" svg:y="10.006cm">
          <draw:text-box>
            <text:p text:style-name="P3"><text:span text:style-name="T8">Yes</text:span></text:p>
          </draw:text-box>
        </draw:frame>
        <draw:connector draw:style-name="gr6" draw:text-style-name="P7" draw:layer="layout" draw:line-skew="0cm 1.355cm" svg:x1="3.385cm" svg:y1="8.696cm" svg:x2="5.597cm" svg:y2="13.7cm" draw:start-shape="id88" draw:start-glue-point="5" draw:end-shape="id90" draw:end-glue-point="0" svg:d="m3385 8696h-502v4493h2714v511">
          <text:p/>
        </draw:connector>
        <draw:custom-shape draw:style-name="gr10" draw:text-style-name="P11" draw:layer="layout" svg:width="8.89cm" svg:height="1.27cm" svg:x="9.89cm" svg:y="4.942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14">RadiationReflectingThirdBody::accumulate_refl_flux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id="id87" draw:layer="layout" svg:width="5.618cm" svg:height="1.27cm" svg:x="2.806cm" svg:y="4.917cm">
          <text:p text:style-name="P1"><text:span text:style-name="T8">Calculate the reflection flux from </text:span></text:p>
          <text:p text:style-name="P1"><text:span text:style-name="T8">all illuminated parts of the field</text:span></text:p>
          <text:p text:style-name="P1"><text:span text:style-name="T8">of view of the third body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id="id91" draw:layer="layout" svg:width="6.985cm" svg:height="0.947cm" svg:x="9.09cm" svg:y="11.343cm">
          <text:p text:style-name="P1"><text:span text:style-name="T8">Call </text:span></text:p>
          <text:p text:style-name="P1"><text:span text:style-name="T9">RadiationDefaultSurface::incident_radi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id="id89" draw:layer="layout" svg:width="4.445cm" svg:height="1.27cm" svg:x="3.375cm" svg:y="11.16cm">
          <text:p text:style-name="P1"><text:span text:style-name="T8">Calculate the forces acting</text:span></text:p>
          <text:p text:style-name="P1"><text:span text:style-name="T8">on the surface resulting</text:span></text:p>
          <text:p text:style-name="P1"><text:span text:style-name="T8">from reflected flux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7.82cm" svg:y1="11.795cm" svg:x2="9.09cm" svg:y2="11.816cm" draw:start-shape="id89" draw:start-glue-point="1" draw:end-shape="id91" draw:end-glue-point="3" svg:d="m7820 11795h622v21h648">
          <text:p/>
        </draw:connector>
        <draw:connector draw:style-name="gr13" draw:text-style-name="P7" draw:layer="layout" svg:x1="5.597cm" svg:y1="14.97cm" svg:x2="5.575cm" svg:y2="15.961cm" draw:start-shape="id90" draw:start-glue-point="2" draw:end-shape="id92" draw:end-glue-point="4" svg:d="m5597 14970v496h-22v495">
          <text:p/>
        </draw:connector>
        <draw:custom-shape draw:style-name="gr12" draw:text-style-name="P11" draw:id="id92" draw:layer="layout" svg:width="4.445cm" svg:height="2.54cm" svg:x="3.353cm" svg:y="15.961cm">
          <text:p text:style-name="P1"><text:span text:style-name="T8">Is the flux greater</text:span></text:p>
          <text:p text:style-name="P1"><text:span text:style-name="T8">than 0.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2.27cm" svg:y="16.24cm">
          <draw:text-box>
            <text:p text:style-name="P3"><text:span text:style-name="T8">No</text:span></text:p>
          </draw:text-box>
        </draw:frame>
        <draw:connector draw:style-name="gr6" draw:text-style-name="P7" draw:layer="layout" draw:type="line" svg:x1="5.575cm" svg:y1="18.501cm" svg:x2="5.565cm" svg:y2="19.694cm" draw:end-shape="id93" draw:end-glue-point="0" svg:d="m5575 18501-10 1193">
          <text:p/>
        </draw:connector>
        <draw:frame draw:style-name="gr9" draw:text-style-name="P10" draw:layer="layout" svg:width="1.27cm" svg:height="0.885cm" svg:x="4.143cm" svg:y="18.54cm">
          <draw:text-box>
            <text:p text:style-name="P3"><text:span text:style-name="T8">Yes</text:span></text:p>
          </draw:text-box>
        </draw:frame>
        <draw:custom-shape draw:style-name="gr11" draw:text-style-name="P11" draw:id="id90" draw:layer="layout" svg:width="4.445cm" svg:height="1.27cm" svg:x="3.375cm" svg:y="13.7cm">
          <text:p text:style-name="P1"><text:span text:style-name="T8">Calculate the thermal radiative </text:span></text:p>
          <text:p text:style-name="P1"><text:span text:style-name="T8">flux from all parts of the field</text:span></text:p>
          <text:p text:style-name="P1"><text:span text:style-name="T8">of view of the third body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id="id94" draw:layer="layout" svg:width="6.985cm" svg:height="0.947cm" svg:x="9.058cm" svg:y="19.877cm">
          <text:p text:style-name="P1"><text:span text:style-name="T8">Call </text:span></text:p>
          <text:p text:style-name="P1"><text:span text:style-name="T9">RadiationDefaultSurface::incident_radi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id="id93" draw:layer="layout" svg:width="4.445cm" svg:height="1.27cm" svg:x="3.343cm" svg:y="19.694cm">
          <text:p text:style-name="P1"><text:span text:style-name="T8">Calculate the forces acting</text:span></text:p>
          <text:p text:style-name="P1"><text:span text:style-name="T8">on the surface resulting</text:span></text:p>
          <text:p text:style-name="P1"><text:span text:style-name="T8">from thermally radiated flux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7.788cm" svg:y1="20.329cm" svg:x2="9.058cm" svg:y2="20.35cm" draw:start-shape="id93" draw:start-glue-point="1" draw:end-shape="id94" draw:end-glue-point="3" svg:d="m7788 20329h622v21h648">
          <text:p/>
        </draw:connector>
        <draw:connector draw:style-name="gr6" draw:text-style-name="P7" draw:layer="layout" draw:type="line" svg:x1="5.597cm" svg:y1="12.43cm" svg:x2="5.597cm" svg:y2="13.7cm" draw:start-shape="id89" draw:start-glue-point="2" draw:end-shape="id90" draw:end-glue-point="0" svg:d="m5597 12430v1270">
          <text:p/>
        </draw:connector>
        <draw:connector draw:style-name="gr6" draw:text-style-name="P7" draw:layer="layout" draw:line-skew="0cm 1.414cm" svg:x1="3.353cm" svg:y1="17.23cm" svg:x2="5.604cm" svg:y2="22.595cm" draw:start-shape="id92" draw:start-glue-point="5" draw:end-shape="id95" draw:end-glue-point="0" svg:d="m3353 17230h-502v4733h2753v632">
          <text:p/>
        </draw:connector>
        <draw:connector draw:style-name="gr6" draw:text-style-name="P7" draw:layer="layout" draw:type="line" svg:x1="5.565cm" svg:y1="20.964cm" svg:x2="5.604cm" svg:y2="22.595cm" draw:start-shape="id93" draw:start-glue-point="2" draw:end-shape="id95" draw:end-glue-point="0" svg:d="m5565 20964 39 1631">
          <text:p/>
        </draw:connector>
        <draw:connector draw:style-name="gr7" draw:text-style-name="P7" draw:layer="layout" draw:type="line" svg:x1="9.824cm" svg:y1="5.577cm" svg:x2="8.424cm" svg:y2="5.552cm" draw:end-shape="id87" draw:end-glue-point="1" svg:d="m9824 5577-1400-25">
          <text:p/>
        </draw:connector>
        <draw:custom-shape draw:style-name="gr10" draw:text-style-name="P11" draw:layer="layout" svg:width="8.89cm" svg:height="1.27cm" svg:x="9.451cm" svg:y="13.7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14">RadiationReflectingThirdBody::accumulate_rad_flux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9.385cm" svg:y1="14.335cm" svg:x2="7.82cm" svg:y2="14.335cm" draw:end-shape="id90" draw:end-glue-point="1" svg:d="m9385 14335h-1565">
          <text:p/>
        </draw:connector>
        <draw:rect draw:style-name="gr19" draw:text-style-name="P7" draw:layer="layout" svg:width="17.78cm" svg:height="8.763cm" svg:x="1.635cm" svg:y="13.446cm">
          <text:p/>
        </draw:rect>
        <draw:frame draw:style-name="gr20" draw:text-style-name="P18" draw:layer="layout" svg:width="8.255cm" svg:height="1.52cm" svg:x="11.62cm" svg:y="21.452cm">
          <draw:text-box>
            <text:p><text:span text:style-name="T20">Anticipated code section</text:span></text:p>
            <text:p><text:span text:style-name="T20">Currently not implemented</text:span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1" draw:text-style-name="P12" draw:layer="layout" svg:width="19.59cm" svg:height="0.962cm" svg:x="0.999cm" svg:y="1.002cm">
          <draw:text-box>
            <text:p text:style-name="P1"><text:span text:style-name="T10">Flowchart for Routine </text:span><text:span text:style-name="T19">FlatPlateRadiationFacet::incident_radiation</text:span></text:p>
          </draw:text-box>
        </draw:frame>
        <draw:custom-shape draw:style-name="gr5" draw:text-style-name="P17" draw:id="id96" draw:layer="layout" svg:width="7.293cm" svg:height="0.635cm" svg:x="2.04cm" svg:y="3.05cm">
          <text:p text:style-name="P1"><text:span text:style-name="T18">RadiationSurface::incident_radiatio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86cm" svg:y1="3.685cm" svg:x2="5.684cm" svg:y2="4.81cm" draw:start-shape="id96" draw:start-glue-point="2" draw:end-shape="id97" draw:end-glue-point="0" svg:d="m5686 3685v574h-2v551">
          <text:p/>
        </draw:connector>
        <draw:custom-shape draw:style-name="gr11" draw:text-style-name="P20" draw:id="id97" draw:layer="layout" svg:width="7.141cm" svg:height="1.905cm" svg:x="2.114cm" svg:y="4.81cm">
          <text:p text:style-name="P19"><text:span text:style-name="T8">Calculate:</text:span></text:p>
          <text:list text:style-name="L1">
            <text:list-item>
              <text:p text:style-name="P19"><text:span text:style-name="T8"><text:s/></text:span><text:span text:style-name="T8">The power absorbed by the facet.</text:span></text:p>
            </text:list-item>
            <text:list-item>
              <text:p text:style-name="P19"><text:span text:style-name="T8"><text:s/></text:span><text:span text:style-name="T8">The momentum incident on the facet.</text:span></text:p>
            </text:list-item>
            <text:list-item>
              <text:p text:style-name="P19"><text:span text:style-name="T8"><text:s/></text:span><text:span text:style-name="T8">The forces due to absorption and reflection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5" draw:text-style-name="P15" draw:id="id99" draw:layer="layout" svg:width="3.584cm" svg:height="0.646cm" svg:x="3.896cm" svg:y="9.382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5.684cm" svg:y1="8.308cm" svg:x2="5.688cm" svg:y2="9.382cm" draw:start-shape="id98" draw:start-glue-point="2" draw:end-shape="id99" svg:d="m5684 8308v537h4v537">
          <text:p/>
        </draw:connector>
        <draw:custom-shape draw:style-name="gr11" draw:text-style-name="P11" draw:id="id98" draw:layer="layout" svg:width="6.829cm" svg:height="0.635cm" svg:x="2.27cm" svg:y="7.673cm">
          <text:p text:style-name="P19"><text:span text:style-name="T8"><text:s/></text:span><text:span text:style-name="T8">Accumulate forces to give facet forc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84cm" svg:y1="6.715cm" svg:x2="5.684cm" svg:y2="7.673cm" draw:start-shape="id97" draw:start-glue-point="2" draw:end-shape="id98" svg:d="m5684 6715v958">
          <text:p/>
        </draw:connector>
        <draw:frame draw:style-name="gr1" draw:text-style-name="P12" draw:layer="layout" svg:width="19.59cm" svg:height="0.962cm" svg:x="1.095cm" svg:y="13.065cm">
          <draw:text-box>
            <text:p text:style-name="P1"><text:span text:style-name="T10">Flowchart for Routine </text:span><text:span text:style-name="T19">FlatPlateRadiationFacet::radiation_pressure</text:span></text:p>
          </draw:text-box>
        </draw:frame>
        <draw:custom-shape draw:style-name="gr5" draw:text-style-name="P17" draw:id="id100" draw:layer="layout" svg:width="7.293cm" svg:height="0.635cm" svg:x="2.135cm" svg:y="15.113cm">
          <text:p text:style-name="P1"><text:span text:style-name="T18">RadiationSurface::radiation_pressur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781cm" svg:y1="15.748cm" svg:x2="5.779cm" svg:y2="16.873cm" draw:start-shape="id100" draw:start-glue-point="2" draw:end-shape="id101" draw:end-glue-point="0" svg:d="m5781 15748v574h-2v551">
          <text:p/>
        </draw:connector>
        <draw:custom-shape draw:style-name="gr11" draw:text-style-name="P20" draw:id="id101" draw:layer="layout" svg:width="7.141cm" svg:height="0.635cm" svg:x="2.209cm" svg:y="16.873cm">
          <text:p text:style-name="P19"><text:span text:style-name="T8">Calculate the forces due to radiative emission.</text:span></text:p>
          <draw:enhanced-geometry svg:viewBox="0 0 21600 21600" draw:type="rectangle" draw:enhanced-path="M 0 0 L 21600 0 21600 21600 0 21600 0 0 Z N"/>
        </draw:custom-shape>
        <draw:frame draw:style-name="gr15" draw:text-style-name="P15" draw:id="id103" draw:layer="layout" svg:width="3.584cm" svg:height="0.646cm" svg:x="3.991cm" svg:y="21.913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5.779cm" svg:y1="20.787cm" svg:x2="5.783cm" svg:y2="21.913cm" draw:start-shape="id102" draw:start-glue-point="2" draw:end-shape="id103" svg:d="m5779 20787v597h4v529">
          <text:p/>
        </draw:connector>
        <draw:custom-shape draw:style-name="gr11" draw:text-style-name="P20" draw:id="id102" draw:layer="layout" svg:width="6.829cm" svg:height="0.635cm" svg:x="2.365cm" svg:y="20.152cm">
          <text:p text:style-name="P19"><text:span text:style-name="T8">Calculate the component of vehicle torque</text:span></text:p>
          <text:p text:style-name="P19"><text:span text:style-name="T8">contributed by this facet.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779cm" svg:y1="17.508cm" svg:x2="5.779cm" svg:y2="18.403cm" draw:start-shape="id101" draw:start-glue-point="2" draw:end-shape="id104" draw:end-glue-point="0" svg:d="m5779 17508v895">
          <text:p/>
        </draw:connector>
        <draw:custom-shape draw:style-name="gr11" draw:text-style-name="P20" draw:id="id104" draw:layer="layout" svg:width="7.141cm" svg:height="0.635cm" svg:x="2.209cm" svg:y="18.403cm">
          <text:p text:style-name="P19"><text:span text:style-name="T8">Increment the facet force by the emission force.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779cm" svg:y1="19.038cm" svg:x2="5.779cm" svg:y2="20.152cm" draw:start-shape="id104" draw:start-glue-point="2" draw:end-shape="id102" draw:end-glue-point="0" svg:d="m5779 19038v1114">
          <text:p/>
        </draw:connector>
      </draw:page>
      <draw:page draw:name="page12" draw:style-name="dp1" draw:master-page-name="Default">
        <office:forms form:automatic-focus="false" form:apply-design-mode="false"/>
        <draw:frame draw:style-name="gr1" draw:text-style-name="P12" draw:layer="layout" svg:width="19.59cm" svg:height="1.673cm" svg:x="0.999cm" svg:y="1.002cm">
          <draw:text-box>
            <text:p text:style-name="P1"><text:span text:style-name="T10">Flowchart for Routine </text:span><text:span text:style-name="T19">FlatPlateRadiationFacet::interact_with_third_body</text:span></text:p>
          </draw:text-box>
        </draw:frame>
        <draw:custom-shape draw:style-name="gr5" draw:text-style-name="P17" draw:id="id114" draw:layer="layout" svg:width="7.293cm" svg:height="0.635cm" svg:x="1.93cm" svg:y="3.05cm">
          <text:p text:style-name="P1"><text:span text:style-name="T18">RadiationSurface::interact_with_third_body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5.593cm" svg:y1="6.473cm" svg:x2="5.607cm" svg:y2="7.427cm" draw:start-shape="id105" draw:start-glue-point="2" draw:end-shape="id106" draw:end-glue-point="4" svg:d="m5593 6473v478h14v476">
          <text:p/>
        </draw:connector>
        <draw:frame draw:style-name="gr15" draw:text-style-name="P15" draw:id="id111" draw:layer="layout" svg:width="3.584cm" svg:height="0.646cm" svg:x="3.812cm" svg:y="22.595cm">
          <draw:text-box>
            <text:p text:style-name="P1"><text:span text:style-name="T15">Return</text:span></text:p>
          </draw:text-box>
        </draw:frame>
        <draw:custom-shape draw:style-name="gr12" draw:text-style-name="P11" draw:id="id106" draw:layer="layout" svg:width="4.445cm" svg:height="2.54cm" svg:x="3.385cm" svg:y="7.427cm">
          <text:p text:style-name="P1"><text:span text:style-name="T8">Is the flux greater</text:span></text:p>
          <text:p text:style-name="P1"><text:span text:style-name="T8">than 0.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2.27cm" svg:y="8.062cm">
          <draw:text-box>
            <text:p text:style-name="P3"><text:span text:style-name="T8">No</text:span></text:p>
          </draw:text-box>
        </draw:frame>
        <draw:connector draw:style-name="gr6" draw:text-style-name="P7" draw:layer="layout" draw:type="line" svg:x1="5.607cm" svg:y1="9.967cm" svg:x2="5.597cm" svg:y2="11.16cm" draw:end-shape="id107" draw:end-glue-point="0" svg:d="m5607 9967-10 1193">
          <text:p/>
        </draw:connector>
        <draw:frame draw:style-name="gr9" draw:text-style-name="P10" draw:layer="layout" svg:width="1.27cm" svg:height="0.885cm" svg:x="4.175cm" svg:y="10.006cm">
          <draw:text-box>
            <text:p text:style-name="P3"><text:span text:style-name="T8">Yes</text:span></text:p>
          </draw:text-box>
        </draw:frame>
        <draw:connector draw:style-name="gr6" draw:text-style-name="P7" draw:layer="layout" draw:line-skew="0cm 1.276cm" svg:x1="3.385cm" svg:y1="8.696cm" svg:x2="5.598cm" svg:y2="13.7cm" draw:start-shape="id106" draw:start-glue-point="5" draw:end-shape="id108" draw:end-glue-point="0" svg:d="m3385 8696h-502v4369h2715v635">
          <text:p/>
        </draw:connector>
        <draw:custom-shape draw:style-name="gr11" draw:text-style-name="P11" draw:id="id107" draw:layer="layout" svg:width="4.445cm" svg:height="1.27cm" svg:x="3.375cm" svg:y="11.16cm">
          <text:p text:style-name="P1"><text:span text:style-name="T8">Calculate the forces acting</text:span></text:p>
          <text:p text:style-name="P1"><text:span text:style-name="T8">on the surface resulting</text:span></text:p>
          <text:p text:style-name="P1"><text:span text:style-name="T8">from reflected flux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7.82cm" svg:y1="11.795cm" svg:x2="9.09cm" svg:y2="11.816cm" draw:start-shape="id107" draw:start-glue-point="1" svg:d="m7820 11795h886v21h384">
          <text:p/>
        </draw:connector>
        <draw:connector draw:style-name="gr13" draw:text-style-name="P7" draw:layer="layout" svg:x1="5.597cm" svg:y1="14.97cm" svg:x2="5.575cm" svg:y2="15.961cm" draw:end-shape="id109" draw:end-glue-point="4" svg:d="m5597 14970v245h-22v746">
          <text:p/>
        </draw:connector>
        <draw:custom-shape draw:style-name="gr12" draw:text-style-name="P11" draw:id="id109" draw:layer="layout" svg:width="4.445cm" svg:height="2.54cm" svg:x="3.353cm" svg:y="15.961cm">
          <text:p text:style-name="P1"><text:span text:style-name="T8">Is the flux greater</text:span></text:p>
          <text:p text:style-name="P1"><text:span text:style-name="T8">than 0.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2.27cm" svg:y="16.24cm">
          <draw:text-box>
            <text:p text:style-name="P3"><text:span text:style-name="T8">No</text:span></text:p>
          </draw:text-box>
        </draw:frame>
        <draw:connector draw:style-name="gr6" draw:text-style-name="P7" draw:layer="layout" draw:type="line" svg:x1="5.575cm" svg:y1="18.501cm" svg:x2="5.565cm" svg:y2="19.694cm" draw:end-shape="id110" draw:end-glue-point="0" svg:d="m5575 18501-10 1193">
          <text:p/>
        </draw:connector>
        <draw:frame draw:style-name="gr9" draw:text-style-name="P10" draw:layer="layout" svg:width="1.27cm" svg:height="0.885cm" svg:x="4.143cm" svg:y="18.54cm">
          <draw:text-box>
            <text:p text:style-name="P3"><text:span text:style-name="T8">Yes</text:span></text:p>
          </draw:text-box>
        </draw:frame>
        <draw:custom-shape draw:style-name="gr11" draw:text-style-name="P11" draw:id="id110" draw:layer="layout" svg:width="4.445cm" svg:height="1.27cm" svg:x="3.343cm" svg:y="19.694cm">
          <text:p text:style-name="P1"><text:span text:style-name="T8">Calculate the forces acting</text:span></text:p>
          <text:p text:style-name="P1"><text:span text:style-name="T8">on the surface resulting</text:span></text:p>
          <text:p text:style-name="P1"><text:span text:style-name="T8">from thermally radiated flux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5.597cm" svg:y1="12.43cm" svg:x2="5.597cm" svg:y2="13.7cm" draw:start-shape="id107" draw:start-glue-point="2" svg:d="m5597 12430v1270">
          <text:p/>
        </draw:connector>
        <draw:connector draw:style-name="gr6" draw:text-style-name="P7" draw:layer="layout" draw:line-skew="0cm 1.414cm" svg:x1="3.353cm" svg:y1="17.23cm" svg:x2="5.604cm" svg:y2="22.595cm" draw:start-shape="id109" draw:start-glue-point="5" draw:end-shape="id111" draw:end-glue-point="0" svg:d="m3353 17230h-502v4733h2753v632">
          <text:p/>
        </draw:connector>
        <draw:connector draw:style-name="gr6" draw:text-style-name="P7" draw:layer="layout" draw:type="line" svg:x1="5.565cm" svg:y1="20.964cm" svg:x2="5.604cm" svg:y2="22.595cm" draw:start-shape="id110" draw:start-glue-point="2" draw:end-shape="id111" draw:end-glue-point="0" svg:d="m5565 20964 39 1631">
          <text:p/>
        </draw:connector>
        <draw:connector draw:style-name="gr7" draw:text-style-name="P7" draw:layer="layout" draw:type="line" svg:x1="9.912cm" svg:y1="5.507cm" svg:x2="8.512cm" svg:y2="5.466cm" svg:d="m9912 5507-1400-41">
          <text:p/>
        </draw:connector>
        <draw:connector draw:style-name="gr7" draw:text-style-name="P7" draw:layer="layout" draw:type="line" svg:x1="9.276cm" svg:y1="14.335cm" svg:x2="7.82cm" svg:y2="14.335cm" draw:start-shape="id112" draw:start-glue-point="3" svg:d="m9276 14335h-1456">
          <text:p/>
        </draw:connector>
        <draw:rect draw:style-name="gr19" draw:text-style-name="P7" draw:layer="layout" svg:width="17.78cm" svg:height="8.763cm" svg:x="1.635cm" svg:y="13.446cm">
          <text:p/>
        </draw:rect>
        <draw:frame draw:style-name="gr20" draw:text-style-name="P18" draw:layer="layout" svg:width="8.255cm" svg:height="1.52cm" svg:x="11.62cm" svg:y="21.452cm">
          <draw:text-box>
            <text:p><text:span text:style-name="T20">Anticipated code section</text:span></text:p>
            <text:p><text:span text:style-name="T20">Currently not implemented</text:span></text:p>
          </draw:text-box>
        </draw:frame>
        <draw:connector draw:style-name="gr14" draw:text-style-name="P7" draw:layer="layout" svg:x1="7.789cm" svg:y1="20.329cm" svg:x2="9.255cm" svg:y2="20.321cm" draw:end-shape="id113" svg:d="m7789 20329h470v-8h996">
          <text:p/>
        </draw:connector>
        <draw:frame draw:style-name="gr20" draw:text-style-name="P18" draw:layer="layout" svg:width="8.255cm" svg:height="1.52cm" svg:x="11.621cm" svg:y="21.452cm">
          <draw:text-box>
            <text:p><text:span text:style-name="T20">Anticipated code section</text:span></text:p>
            <text:p><text:span text:style-name="T20">Currently not implemented</text:span></text:p>
          </draw:text-box>
        </draw:frame>
        <draw:custom-shape draw:style-name="gr10" draw:text-style-name="P11" draw:id="id112" draw:layer="layout" svg:width="9.963cm" svg:height="1.27cm" svg:x="9.276cm" svg:y="13.7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14">RadiationReflectingThirdBody::accumulate_oriented_rad_flux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9cm" svg:height="1.27cm" svg:x="9.891cm" svg:y="4.942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14">RadiationReflectingThirdBody::accumulate_oriented_refl_flux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id="id105" draw:layer="layout" svg:width="5.618cm" svg:height="2.012cm" svg:x="2.784cm" svg:y="4.461cm">
          <text:p text:style-name="P1"><text:span text:style-name="T8">Calculate the reflection flux from </text:span></text:p>
          <text:p text:style-name="P1"><text:span text:style-name="T8">all illuminated parts of the third </text:span></text:p>
          <text:p text:style-name="P1"><text:span text:style-name="T8">body that are within the field</text:span></text:p>
          <text:p text:style-name="P1"><text:span text:style-name="T8">of view of this fac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985cm" svg:height="0.947cm" svg:x="9.091cm" svg:y="11.344cm">
          <text:p text:style-name="P1"><text:span text:style-name="T8">Call </text:span></text:p>
          <text:p text:style-name="P1"><text:span text:style-name="T9">FlatPlateRadiationFacet::incident_radi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id="id113" draw:layer="layout" svg:width="6.985cm" svg:height="0.947cm" svg:x="9.255cm" svg:y="19.848cm">
          <text:p text:style-name="P1"><text:span text:style-name="T8">Call </text:span></text:p>
          <text:p text:style-name="P1"><text:span text:style-name="T9">FlatPlateRadiationFacet::incident_radiatio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5.576cm" svg:y1="3.685cm" svg:x2="5.593cm" svg:y2="4.461cm" draw:start-shape="id114" draw:start-glue-point="2" draw:end-shape="id105" draw:end-glue-point="0" svg:d="m5576 3685 17 776">
          <text:p/>
        </draw:connector>
        <draw:custom-shape draw:style-name="gr11" draw:text-style-name="P11" draw:id="id108" draw:layer="layout" svg:width="4.445cm" svg:height="1.27cm" svg:x="3.376cm" svg:y="13.7cm">
          <text:p text:style-name="P1"><text:span text:style-name="T8">Calculate the thermal radiative </text:span></text:p>
          <text:p text:style-name="P1"><text:span text:style-name="T8">flux from all parts of the third </text:span></text:p>
          <text:p text:style-name="P1"><text:span text:style-name="T8">body that are within the field</text:span></text:p>
          <text:p text:style-name="P1"><text:span text:style-name="T8">of view of this facet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office:forms form:automatic-focus="false" form:apply-design-mode="false"/>
        <draw:frame draw:style-name="gr1" draw:text-style-name="P2" draw:layer="layout" svg:width="19.59cm" svg:height="0.962cm" svg:x="1cm" svg:y="1.635cm">
          <draw:text-box>
            <text:p text:style-name="P1"><text:span text:style-name="T1">Flowchart for </text:span><text:span text:style-name="T4">RadiationThirdBody::process_third_body</text:span></text:p>
          </draw:text-box>
        </draw:frame>
        <draw:frame draw:style-name="gr3" draw:text-style-name="P5" draw:id="id115" draw:layer="layout" svg:width="7.58cm" svg:height="1.673cm" svg:x="2.311cm" svg:y="7.902cm">
          <draw:text-box>
            <text:p><text:span text:style-name="T5">Calculate the extent of shadowing that</text:span></text:p>
            <text:p><text:span text:style-name="T5">this third body applies to the vehicle </text:span></text:p>
            <text:p><text:span text:style-name="T5">(eclipsing of primary illumination)</text:span></text:p>
          </draw:text-box>
        </draw:frame>
        <draw:rect draw:style-name="gr2" draw:text-style-name="P4" draw:id="id120" draw:layer="layout" svg:width="8.982cm" svg:height="0.694cm" svg:x="10.872cm" svg:y="5.645cm">
          <text:p text:style-name="P1"><text:span text:style-name="T2">Call </text:span><text:span text:style-name="T3">RadiationThirdBody::test_for_state_update</text:span></text:p>
        </draw:rect>
        <draw:custom-shape draw:style-name="gr5" draw:text-style-name="P6" draw:id="id119" draw:layer="layout" svg:width="7.62cm" svg:height="0.635cm" svg:x="2.234cm" svg:y="3.193cm">
          <text:p text:style-name="P1"><text:span text:style-name="T6">RadiationPressure::third_body_adjust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id="id116" draw:layer="layout" svg:width="1.905cm" svg:height="0.635cm" svg:x="5.162cm" svg:y="10.896cm">
          <text:p text:style-name="P1"><text:span text:style-name="T7">Retur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6.101cm" svg:y1="9.575cm" svg:x2="6.114cm" svg:y2="10.896cm" draw:start-shape="id115" draw:start-glue-point="2" draw:end-shape="id116" draw:end-glue-point="0" svg:d="m6101 9575v660h13v661">
          <text:p/>
        </draw:connector>
        <draw:rect draw:style-name="gr2" draw:text-style-name="P4" draw:id="id117" draw:layer="layout" svg:width="8.409cm" svg:height="0.694cm" svg:x="11.7cm" svg:y="8.359cm">
          <text:p text:style-name="P1"><text:span text:style-name="T2">Call </text:span><text:span text:style-name="T3">RadiationThirdBody::calculate_shadow</text:span></text:p>
        </draw:rect>
        <draw:connector draw:style-name="gr7" draw:text-style-name="P7" draw:layer="layout" draw:type="lines" svg:x1="9.891cm" svg:y1="8.738cm" svg:x2="11.7cm" svg:y2="8.706cm" draw:start-shape="id115" draw:start-glue-point="1" draw:end-shape="id117" draw:end-glue-point="3" svg:d="m9891 8738h501l782-32h526">
          <text:p/>
        </draw:connector>
        <draw:connector draw:style-name="gr6" draw:text-style-name="P7" draw:layer="layout" draw:type="line" svg:x1="6.086cm" svg:y1="6.802cm" svg:x2="6.101cm" svg:y2="7.902cm" draw:start-shape="id118" draw:start-glue-point="2" draw:end-shape="id115" draw:end-glue-point="0" svg:d="m6086 6802 15 1100">
          <text:p/>
        </draw:connector>
        <draw:connector draw:style-name="gr6" draw:text-style-name="P7" draw:layer="layout" draw:type="line" svg:x1="6.044cm" svg:y1="3.828cm" svg:x2="6.086cm" svg:y2="5.129cm" draw:start-shape="id119" draw:start-glue-point="2" draw:end-shape="id118" svg:d="m6044 3828 42 1301">
          <text:p/>
        </draw:connector>
        <draw:connector draw:style-name="gr7" draw:text-style-name="P7" draw:layer="layout" draw:type="line" svg:x1="8.598cm" svg:y1="5.965cm" svg:x2="10.872cm" svg:y2="5.992cm" draw:start-shape="id118" draw:start-glue-point="1" draw:end-shape="id120" draw:end-glue-point="3" svg:d="m8598 5965 2274 27">
          <text:p/>
        </draw:connector>
        <draw:frame draw:style-name="gr21" draw:text-style-name="P5" draw:id="id118" draw:layer="layout" svg:width="5.023cm" svg:height="1.673cm" svg:x="3.575cm" svg:y="5.129cm">
          <draw:text-box>
            <text:p><text:span text:style-name="T5">Tests whether third body</text:span></text:p>
            <text:p><text:span text:style-name="T5">state needs updating</text:span></text:p>
            <text:p><text:span text:style-name="T5"><text:s/></text:span></text:p>
          </draw:text-box>
        </draw:frame>
        <draw:frame draw:style-name="gr1" draw:text-style-name="P2" draw:layer="layout" svg:width="19.59cm" svg:height="0.962cm" svg:x="0.46cm" svg:y="14.008cm">
          <draw:text-box>
            <text:p text:style-name="P1"><text:span text:style-name="T1">Flowchart for </text:span><text:span text:style-name="T4">RadiationThirdBody::test_for_state_update</text:span></text:p>
          </draw:text-box>
        </draw:frame>
        <draw:rect draw:style-name="gr2" draw:text-style-name="P4" draw:id="id124" draw:layer="layout" svg:width="9.777cm" svg:height="0.694cm" svg:x="9.003cm" svg:y="21.246cm">
          <text:p text:style-name="P1"><text:span text:style-name="T2">Call </text:span><text:span text:style-name="T3">RadiationThirdBody::update_third_body_state</text:span></text:p>
        </draw:rect>
        <draw:custom-shape draw:style-name="gr5" draw:text-style-name="P6" draw:id="id121" draw:layer="layout" svg:width="7.62cm" svg:height="0.635cm" svg:x="1.635cm" svg:y="15.605cm">
          <text:p text:style-name="P6">RadiationThirdBody::process_third_body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5.445cm" svg:y1="16.24cm" svg:x2="5.465cm" svg:y2="17.51cm" draw:start-shape="id121" draw:start-glue-point="2" draw:end-shape="id122" draw:end-glue-point="4" svg:d="m5445 16240 20 1270">
          <text:p/>
        </draw:connector>
        <draw:custom-shape draw:style-name="gr12" draw:text-style-name="P11" draw:id="id122" draw:layer="layout" svg:width="4.445cm" svg:height="2.54cm" svg:x="3.243cm" svg:y="17.51cm">
          <text:p text:style-name="P1"><text:span text:style-name="T8">Is an update d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2.27cm" svg:y="18.145cm">
          <draw:text-box>
            <text:p text:style-name="P3"><text:span text:style-name="T8">No</text:span></text:p>
          </draw:text-box>
        </draw:frame>
        <draw:connector draw:style-name="gr6" draw:text-style-name="P7" draw:layer="layout" draw:type="line" svg:x1="5.465cm" svg:y1="20.05cm" svg:x2="5.49cm" svg:y2="21.008cm" draw:start-shape="id122" draw:start-glue-point="6" draw:end-shape="id123" draw:end-glue-point="0" svg:d="m5465 20050 25 958">
          <text:p/>
        </draw:connector>
        <draw:frame draw:style-name="gr9" draw:text-style-name="P10" draw:layer="layout" svg:width="1.27cm" svg:height="0.885cm" svg:x="5.445cm" svg:y="20.05cm">
          <draw:text-box>
            <text:p text:style-name="P3"><text:span text:style-name="T8">Yes</text:span></text:p>
          </draw:text-box>
        </draw:frame>
        <draw:frame draw:style-name="gr22" draw:text-style-name="P5" draw:id="id123" draw:layer="layout" svg:width="3.567cm" svg:height="1.199cm" svg:x="3.707cm" svg:y="21.008cm">
          <draw:text-box>
            <text:p><text:span text:style-name="T5">Update the state</text:span></text:p>
            <text:p><text:span text:style-name="T5"><text:s/></text:span></text:p>
          </draw:text-box>
        </draw:frame>
        <draw:connector draw:style-name="gr7" draw:text-style-name="P7" draw:layer="layout" draw:type="line" svg:x1="7.274cm" svg:y1="21.607cm" svg:x2="9.003cm" svg:y2="21.593cm" draw:start-shape="id123" draw:start-glue-point="1" draw:end-shape="id124" draw:end-glue-point="3" svg:d="m7274 21607 1729-14">
          <text:p/>
        </draw:connector>
        <draw:custom-shape draw:style-name="gr8" draw:text-style-name="P8" draw:id="id125" draw:layer="layout" svg:width="1.905cm" svg:height="0.635cm" svg:x="4.524cm" svg:y="23.354cm">
          <text:p text:style-name="P1"><text:span text:style-name="T7">Retur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49cm" svg:y1="22.207cm" svg:x2="5.476cm" svg:y2="23.354cm" draw:start-shape="id123" draw:start-glue-point="2" draw:end-shape="id125" draw:end-glue-point="0" svg:d="m5490 22207v573h-14v574">
          <text:p/>
        </draw:connector>
        <draw:connector draw:style-name="gr6" draw:text-style-name="P7" draw:layer="layout" draw:line-skew="0cm 0.888cm" svg:x1="3.243cm" svg:y1="18.779cm" svg:x2="5.476cm" svg:y2="23.354cm" draw:start-shape="id122" draw:start-glue-point="5" draw:end-shape="id125" draw:end-glue-point="0" svg:d="m3243 18779h-502v3811h2735v764">
          <text:p/>
        </draw:connector>
        <draw:frame draw:style-name="gr23" draw:text-style-name="P16" draw:layer="layout" svg:width="9.525cm" svg:height="2.155cm" svg:x="9.255cm" svg:y="21.955cm">
          <draw:text-box>
            <text:p text:style-name="P16"><text:span text:style-name="T17">Recalculates relative position of this body with respect to the primary source</text:span></text:p>
          </draw:text-box>
        </draw:frame>
        <draw:custom-shape draw:style-name="gr8" draw:text-style-name="P8" draw:id="id126" draw:layer="layout" svg:width="1.905cm" svg:height="0.635cm" svg:x="5.163cm" svg:y="10.896cm">
          <text:p text:style-name="P1"><text:span text:style-name="T7">Retur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6.102cm" svg:y1="9.575cm" svg:x2="6.115cm" svg:y2="10.896cm" draw:end-shape="id126" draw:end-glue-point="0" svg:d="m6102 9575v410h13v911">
          <text:p/>
        </draw:connector>
      </draw:page>
      <draw:page draw:name="page14" draw:style-name="dp1" draw:master-page-name="Default">
        <office:forms form:automatic-focus="false" form:apply-design-mode="false"/>
        <draw:frame draw:style-name="gr1" draw:text-style-name="P2" draw:layer="layout" svg:width="19.59cm" svg:height="0.962cm" svg:x="1cm" svg:y="1.004cm">
          <draw:text-box>
            <text:p text:style-name="P1"><text:span text:style-name="T1">Flowchart for Routine </text:span><text:span text:style-name="T21">RadiationThirdBody::calculate_shadow </text:span></text:p>
          </draw:text-box>
        </draw:frame>
        <draw:custom-shape draw:style-name="gr5" draw:text-style-name="P9" draw:id="id127" draw:layer="layout" svg:width="7.878cm" svg:height="0.633cm" svg:x="1.377cm" svg:y="2.272cm">
          <text:p text:style-name="P1"><text:span text:style-name="T6">RadiationThirdBody::process_third_body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id="id128" draw:layer="layout" svg:width="4.445cm" svg:height="1.27cm" svg:x="2.012cm" svg:y="4.175cm">
          <text:p text:style-name="P1"><text:span text:style-name="T8">Calculate position of </text:span></text:p>
          <text:p text:style-name="P1"><text:span text:style-name="T8">vehicle w.r.t. ThirdBody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id="id130" draw:layer="layout" svg:width="4.445cm" svg:height="2.54cm" svg:x="2.012cm" svg:y="9.64cm">
          <text:p text:style-name="P1"><text:span text:style-name="T8">Is it nega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0" draw:layer="layout" svg:width="1.27cm" svg:height="0.645cm" svg:x="2.955cm" svg:y="12.18cm">
          <draw:text-box>
            <text:p text:style-name="P3"><text:span text:style-name="T8">Yes</text:span></text:p>
          </draw:text-box>
        </draw:frame>
        <draw:frame draw:style-name="gr9" draw:text-style-name="P10" draw:layer="layout" svg:width="1.27cm" svg:height="0.885cm" svg:x="6.457cm" svg:y="10.275cm">
          <draw:text-box>
            <text:p text:style-name="P3"><text:span text:style-name="T8">No</text:span></text:p>
          </draw:text-box>
        </draw:frame>
        <draw:custom-shape draw:style-name="gr12" draw:text-style-name="P21" draw:id="id129" draw:layer="layout" svg:width="5.08cm" svg:height="1.905cm" svg:x="1.707cm" svg:y="6.715cm">
          <text:p text:style-name="P1"><text:span text:style-name="T22">Calculate the component of </text:span></text:p>
          <text:p text:style-name="P1"><text:span text:style-name="T22">the position vector that is</text:span></text:p>
          <text:p text:style-name="P1"><text:span text:style-name="T22">parallel to the sun-</text:span></text:p>
          <text:p text:style-name="P1"><text:span text:style-name="T22">shadow-body vector.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id="id132" draw:layer="layout" svg:width="5.08cm" svg:height="1.905cm" svg:x="10.795cm" svg:y="5.445cm">
          <text:p text:style-name="P1"><text:span text:style-name="T22">Calculate the component of </text:span></text:p>
          <text:p text:style-name="P1"><text:span text:style-name="T22">the position vector that is</text:span></text:p>
          <text:p text:style-name="P1"><text:span text:style-name="T22">perpendicular to the sun-</text:span></text:p>
          <text:p text:style-name="P1"><text:span text:style-name="T22">shadow-body vector.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id="id131" draw:layer="layout" svg:width="5.715cm" svg:height="1.27cm" svg:x="1.377cm" svg:y="13.7cm">
          <draw:glue-point draw:id="4" svg:x="3.889cm" svg:y="-4.992cm"/>
          <draw:glue-point draw:id="5" svg:x="-3.888cm" svg:y="-4.992cm"/>
          <text:p text:style-name="P1"><text:span text:style-name="T8">Return to </text:span><text:span text:style-name="T6">calculate_flux</text:span></text:p>
          <text:p text:style-name="P1"><text:span text:style-name="T23">(full illumination)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id="id133" draw:layer="layout" svg:width="5.08cm" svg:height="1.905cm" svg:x="10.795cm" svg:y="8.62cm">
          <draw:glue-point draw:id="4" svg:x="-3.75cm" svg:y="5.002cm"/>
          <draw:glue-point draw:id="5" svg:x="3.75cm" svg:y="5.002cm"/>
          <text:p text:style-name="P1"><text:span text:style-name="T22">Shadow Geometry</text:span></text:p>
          <text:p text:style-name="P1"><text:span text:style-name="T22">switch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svg:x1="5.316cm" svg:y1="2.905cm" svg:x2="4.234cm" svg:y2="4.175cm" draw:start-shape="id127" draw:start-glue-point="2" draw:end-shape="id128" draw:end-glue-point="0" svg:d="m5316 2905v647h-1082v623">
          <text:p/>
        </draw:connector>
        <draw:connector draw:style-name="gr6" draw:text-style-name="P7" draw:layer="layout" svg:x1="4.234cm" svg:y1="5.445cm" svg:x2="4.247cm" svg:y2="6.715cm" draw:start-shape="id128" draw:start-glue-point="2" draw:end-shape="id129" svg:d="m4234 5445v635h13v635">
          <text:p/>
        </draw:connector>
        <draw:connector draw:style-name="gr6" draw:text-style-name="P7" draw:layer="layout" svg:x1="4.247cm" svg:y1="8.62cm" svg:x2="4.234cm" svg:y2="9.64cm" draw:start-shape="id129" draw:start-glue-point="2" draw:end-shape="id130" draw:end-glue-point="4" svg:d="m4247 8620v510h-13v510">
          <text:p/>
        </draw:connector>
        <draw:connector draw:style-name="gr6" draw:text-style-name="P7" draw:layer="layout" svg:x1="4.234cm" svg:y1="12.18cm" svg:x2="4.234cm" svg:y2="13.7cm" draw:start-shape="id130" draw:start-glue-point="6" draw:end-shape="id131" draw:end-glue-point="0" svg:d="m4234 12180v1520">
          <text:p/>
        </draw:connector>
        <draw:connector draw:style-name="gr6" draw:text-style-name="P7" draw:layer="layout" draw:line-skew="-0.953cm" svg:x1="6.457cm" svg:y1="10.909cm" svg:x2="13.335cm" svg:y2="5.445cm" draw:start-shape="id130" draw:start-glue-point="7" draw:end-shape="id132" draw:end-glue-point="0" svg:d="m6457 10909h1216v-5966h5662v502">
          <text:p/>
        </draw:connector>
        <draw:connector draw:style-name="gr6" draw:text-style-name="P7" draw:layer="layout" svg:x1="13.335cm" svg:y1="7.35cm" svg:x2="13.335cm" svg:y2="8.62cm" draw:start-shape="id132" draw:start-glue-point="2" draw:end-shape="id133" draw:end-glue-point="0" svg:d="m13335 7350v1270">
          <text:p/>
        </draw:connector>
        <draw:connector draw:style-name="gr6" draw:text-style-name="P7" draw:layer="layout" draw:type="line" svg:x1="11.43cm" svg:y1="10.524cm" svg:x2="6.456cm" svg:y2="13.702cm" draw:start-shape="id133" draw:start-glue-point="4" draw:end-shape="id131" draw:end-glue-point="4" svg:d="m11430 10524-4974 3178">
          <text:p/>
        </draw:connector>
        <draw:custom-shape draw:style-name="gr12" draw:text-style-name="P13" draw:id="id134" draw:layer="layout" svg:width="4.445cm" svg:height="2.54cm" svg:x="11.16cm" svg:y="11.48cm">
          <text:p text:style-name="P1"><text:span text:style-name="T8">Is the </text:span></text:p>
          <text:p text:style-name="P1"><text:span text:style-name="T8">perpendicular</text:span></text:p>
          <text:p text:style-name="P1"><text:span text:style-name="T8">component &lt;</text:span></text:p>
          <text:p text:style-name="P1"><text:span text:style-name="T8">radius of </text:span></text:p>
          <text:p text:style-name="P1"><text:span text:style-name="T8">plan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type="line" svg:x1="13.335cm" svg:y1="10.525cm" svg:x2="13.382cm" svg:y2="11.48cm" draw:start-shape="id133" draw:start-glue-point="2" draw:end-shape="id134" draw:end-glue-point="4" svg:d="m13335 10525 47 955">
          <text:p/>
        </draw:connector>
        <draw:custom-shape draw:style-name="gr10" draw:text-style-name="P11" draw:id="id135" draw:layer="layout" svg:width="5.715cm" svg:height="1.27cm" svg:x="10.22cm" svg:y="14.99cm">
          <draw:glue-point draw:id="4" svg:x="3.889cm" svg:y="-4.992cm"/>
          <draw:glue-point draw:id="5" svg:x="-3.888cm" svg:y="-4.992cm"/>
          <draw:glue-point draw:id="6" svg:x="0.556cm" svg:y="-5cm"/>
          <text:p text:style-name="P1"><text:span text:style-name="T8">Return to </text:span><text:span text:style-name="T6">calculate_flux</text:span></text:p>
          <text:p text:style-name="P1"><text:span text:style-name="T23">(zero illumination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0.305cm" svg:x1="11.16cm" svg:y1="12.749cm" svg:x2="7.092cm" svg:y2="14.335cm" draw:start-shape="id134" draw:start-glue-point="5" draw:end-shape="id131" draw:end-glue-point="1" svg:d="m11160 12749h-1717v1586h-2351">
          <text:p/>
        </draw:connector>
        <draw:connector draw:style-name="gr6" draw:text-style-name="P7" draw:layer="layout" svg:x1="13.382cm" svg:y1="14.02cm" svg:x2="13.394cm" svg:y2="14.99cm" draw:start-shape="id134" draw:start-glue-point="6" draw:end-shape="id135" draw:end-glue-point="6" svg:d="m13382 14020v473h12v497">
          <text:p/>
        </draw:connector>
        <draw:custom-shape draw:style-name="gr12" draw:text-style-name="P21" draw:id="id136" draw:layer="layout" svg:width="4.08cm" svg:height="1.27cm" svg:x="16.199cm" svg:y="13.2cm">
          <text:p text:style-name="P1"><text:span text:style-name="T22">Calculate the </text:span></text:p>
          <text:p text:style-name="P1"><text:span text:style-name="T22">boundary locations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15.24cm" svg:y1="10.524cm" svg:x2="18.239cm" svg:y2="13.2cm" draw:start-shape="id133" draw:start-glue-point="5" draw:end-shape="id136" draw:end-glue-point="0" svg:d="m15240 10524 2999 2676">
          <text:p/>
        </draw:connector>
        <draw:frame draw:style-name="gr9" draw:text-style-name="P10" draw:layer="layout" svg:width="2.54cm" svg:height="0.885cm" svg:x="9.89cm" svg:y="10.275cm">
          <draw:text-box>
            <text:p text:style-name="P3"><text:span text:style-name="T8">error</text:span></text:p>
          </draw:text-box>
        </draw:frame>
        <draw:frame draw:style-name="gr9" draw:text-style-name="P10" draw:layer="layout" svg:width="2.54cm" svg:height="0.885cm" svg:x="11.535cm" svg:y="10.525cm">
          <draw:text-box>
            <text:p text:style-name="P3"><text:span text:style-name="T8">cylindrical</text:span></text:p>
          </draw:text-box>
        </draw:frame>
        <draw:frame draw:style-name="gr9" draw:text-style-name="P10" draw:layer="layout" svg:width="2.54cm" svg:height="0.885cm" svg:x="15.635cm" svg:y="10.46cm">
          <draw:text-box>
            <text:p text:style-name="P3"><text:span text:style-name="T8">conical</text:span></text:p>
          </draw:text-box>
        </draw:frame>
        <draw:frame draw:style-name="gr9" draw:text-style-name="P22" draw:layer="layout" svg:width="5.715cm" svg:height="1.433cm" svg:x="9.89cm" svg:y="16.732cm">
          <draw:text-box>
            <text:p text:style-name="P3"><text:span text:style-name="T24">Because of its relative simplicity, cylindrical is recommended for most applications.</text:span></text:p>
          </draw:text-box>
        </draw:frame>
        <draw:custom-shape draw:style-name="gr12" draw:text-style-name="P13" draw:id="id138" draw:layer="layout" svg:width="4.445cm" svg:height="2.54cm" svg:x="16.014cm" svg:y="17.505cm">
          <text:p text:style-name="P1"><text:span text:style-name="T8">Region of full</text:span></text:p>
          <text:p text:style-name="P1"><text:span text:style-name="T8">eclip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3" draw:id="id141" draw:layer="layout" svg:width="4.445cm" svg:height="2.54cm" svg:x="11.16cm" svg:y="21.955cm">
          <text:p text:style-name="P1"><text:span text:style-name="T8">Region of </text:span></text:p>
          <text:p text:style-name="P1"><text:span text:style-name="T8">annular</text:span></text:p>
          <text:p text:style-name="P1"><text:span text:style-name="T8">eclip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id="id137" draw:layer="layout" draw:type="line" svg:x1="18.239cm" svg:y1="14.47cm" svg:x2="18.239cm" svg:y2="14.47cm" draw:start-shape="id136" draw:start-glue-point="2" draw:end-shape="id136" draw:end-glue-point="2" svg:d="m18239 14470">
          <text:p/>
        </draw:connector>
        <draw:connector draw:style-name="gr6" draw:text-style-name="P7" draw:layer="layout" svg:x1="18.239cm" svg:y1="14.47cm" svg:x2="18.236cm" svg:y2="17.505cm" draw:start-shape="id137" draw:start-glue-point="0" draw:end-shape="id138" draw:end-glue-point="4" svg:d="m18239 14470v1518h-3v1517">
          <text:p/>
        </draw:connector>
        <draw:custom-shape draw:style-name="gr10" draw:text-style-name="P11" draw:id="id139" draw:layer="layout" svg:width="4.334cm" svg:height="1.27cm" svg:x="16.068cm" svg:y="22.59cm">
          <draw:glue-point draw:id="4" svg:x="3.889cm" svg:y="-4.992cm"/>
          <draw:glue-point draw:id="5" svg:x="-3.888cm" svg:y="-4.992cm"/>
          <draw:glue-point draw:id="6" svg:x="-1.666cm" svg:y="-5cm"/>
          <draw:glue-point draw:id="7" svg:x="-1.666cm" svg:y="0cm"/>
          <draw:glue-point draw:id="8" svg:x="1.666cm" svg:y="0cm"/>
          <text:p text:style-name="P1"><text:span text:style-name="T8">Return to </text:span><text:span text:style-name="T6">calculate_flux</text:span></text:p>
          <text:p text:style-name="P1"><text:span text:style-name="T23">(zero illumination)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id="id140" draw:layer="layout" svg:width="4.08cm" svg:height="1.27cm" svg:x="11.34cm" svg:y="19.595cm">
          <text:p text:style-name="P1"><text:span text:style-name="T22">Calculate the </text:span></text:p>
          <text:p text:style-name="P1"><text:span text:style-name="T22">ratio of angular size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id="id143" draw:layer="layout" svg:width="3.81cm" svg:height="1.27cm" svg:x="8.62cm" svg:y="25.13cm">
          <draw:glue-point draw:id="4" svg:x="3.889cm" svg:y="-4.992cm"/>
          <draw:glue-point draw:id="5" svg:x="-3.888cm" svg:y="-4.992cm"/>
          <text:p text:style-name="P1"><text:span text:style-name="T8">Return to </text:span><text:span text:style-name="T6">calculate_flux</text:span></text:p>
          <text:p text:style-name="P1"><text:span text:style-name="T23">(partial illumination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8.236cm" svg:y1="20.045cm" svg:x2="18.235cm" svg:y2="22.59cm" draw:start-shape="id138" draw:start-glue-point="6" draw:end-shape="id139" svg:d="m18236 20045v1261h-1v1284">
          <text:p/>
        </draw:connector>
        <draw:connector draw:style-name="gr6" draw:text-style-name="P7" draw:layer="layout" svg:x1="13.38cm" svg:y1="20.865cm" svg:x2="13.382cm" svg:y2="21.955cm" draw:start-shape="id140" draw:start-glue-point="2" draw:end-shape="id141" draw:end-glue-point="4" svg:d="m13380 20865v546h2v544">
          <text:p/>
        </draw:connector>
        <draw:custom-shape draw:style-name="gr12" draw:text-style-name="P21" draw:id="id142" draw:layer="layout" svg:width="4.08cm" svg:height="1.27cm" svg:x="4.175cm" svg:y="22.59cm">
          <text:p text:style-name="P1"><text:span text:style-name="T22">Calculate the </text:span></text:p>
          <text:p text:style-name="P1"><text:span text:style-name="T22">extent of partial eclipse</text:span></text:p>
          <draw:enhanced-geometry svg:viewBox="0 0 21600 21600" draw:path-stretchpoint-x="10800" draw:path-stretchpoint-y="10800" draw:text-areas="?f3 ?f4 ?f5 ?f6" draw:type="round-rectangle" draw:modifiers="8072.38394964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svg:x1="16.014cm" svg:y1="18.774cm" svg:x2="13.38cm" svg:y2="19.595cm" draw:start-shape="id138" draw:start-glue-point="5" draw:end-shape="id140" draw:end-glue-point="0" svg:d="m16014 18774h-2634v821">
          <text:p/>
        </draw:connector>
        <draw:connector draw:style-name="gr6" draw:text-style-name="P7" draw:layer="layout" draw:line-skew="0cm -0.77cm" svg:x1="11.16cm" svg:y1="23.224cm" svg:x2="6.215cm" svg:y2="22.59cm" draw:start-shape="id141" draw:start-glue-point="5" draw:end-shape="id142" draw:end-glue-point="0" svg:d="m11160 23224h-1452v-1905h-3493v1271">
          <text:p/>
        </draw:connector>
        <draw:connector draw:style-name="gr6" draw:text-style-name="P7" draw:layer="layout" svg:x1="6.215cm" svg:y1="23.86cm" svg:x2="8.62cm" svg:y2="25.765cm" draw:start-shape="id142" draw:start-glue-point="2" draw:end-shape="id143" draw:end-glue-point="3" svg:d="m6215 23860v1905h2405">
          <text:p/>
        </draw:connector>
        <draw:connector draw:style-name="gr6" draw:text-style-name="P7" draw:layer="layout" svg:x1="13.382cm" svg:y1="24.495cm" svg:x2="12.43cm" svg:y2="25.765cm" draw:start-shape="id141" draw:start-glue-point="6" draw:end-shape="id143" draw:end-glue-point="1" svg:d="m13382 24495v1270h-952">
          <text:p/>
        </draw:connector>
        <draw:frame draw:style-name="gr1" draw:text-style-name="P10" draw:layer="layout" svg:width="1.27cm" svg:height="0.645cm" svg:x="10.555cm" svg:y="12.13cm">
          <draw:text-box>
            <text:p text:style-name="P3"><text:span text:style-name="T8">No</text:span></text:p>
          </draw:text-box>
        </draw:frame>
        <draw:frame draw:style-name="gr1" draw:text-style-name="P10" draw:layer="layout" svg:width="1.27cm" svg:height="0.645cm" svg:x="15.605cm" svg:y="18.14cm">
          <draw:text-box>
            <text:p text:style-name="P3"><text:span text:style-name="T8">No</text:span></text:p>
          </draw:text-box>
        </draw:frame>
        <draw:frame draw:style-name="gr1" draw:text-style-name="P10" draw:layer="layout" svg:width="1.27cm" svg:height="0.645cm" svg:x="10.525cm" svg:y="22.58cm">
          <draw:text-box>
            <text:p text:style-name="P3"><text:span text:style-name="T8">No</text:span></text:p>
          </draw:text-box>
        </draw:frame>
        <draw:frame draw:style-name="gr24" draw:text-style-name="P10" draw:layer="layout" svg:width="1.27cm" svg:height="0.645cm" svg:x="18.374cm" svg:y="20.045cm">
          <draw:text-box>
            <text:p text:style-name="P3"><text:span text:style-name="T8">Yes</text:span></text:p>
          </draw:text-box>
        </draw:frame>
        <draw:frame draw:style-name="gr24" draw:text-style-name="P10" draw:layer="layout" svg:width="1.27cm" svg:height="0.645cm" svg:x="13.348cm" svg:y="24.49cm">
          <draw:text-box>
            <text:p text:style-name="P3"><text:span text:style-name="T8">Yes</text:span></text:p>
          </draw:text-box>
        </draw:frame>
        <draw:frame draw:style-name="gr24" draw:text-style-name="P10" draw:layer="layout" svg:width="1.27cm" svg:height="0.645cm" svg:x="13.205cm" svg:y="14.03cm">
          <draw:text-box>
            <text:p text:style-name="P3"><text:span text:style-name="T8">Yes</text:span></text:p>
          </draw:text-box>
        </draw:frame>
      </draw:page>
      <draw:page draw:name="page15" draw:style-name="dp1" draw:master-page-name="Default">
        <office:forms form:automatic-focus="false" form:apply-design-mode="false"/>
        <draw:frame draw:style-name="gr1" draw:text-style-name="P12" draw:layer="layout" svg:width="19.59cm" svg:height="0.962cm" svg:x="1cm" svg:y="1.002cm">
          <draw:text-box>
            <text:p text:style-name="P1"><text:span text:style-name="T10">Flowchart for Routine </text:span><text:span text:style-name="T19">ThermalModelRider::update</text:span></text:p>
          </draw:text-box>
        </draw:frame>
        <draw:custom-shape draw:style-name="gr5" draw:text-style-name="P17" draw:id="id144" draw:layer="layout" svg:width="7.928cm" svg:height="0.635cm" svg:x="1.635cm" svg:y="2.905cm">
          <text:p text:style-name="P1"><text:span text:style-name="T18">INTERACTION_MODEL*::update_facet_surfac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599cm" svg:y1="3.54cm" svg:x2="5.606cm" svg:y2="4.472cm" draw:start-shape="id144" draw:start-glue-point="2" draw:end-shape="id145" draw:end-glue-point="4" svg:d="m5599 3540v478h7v454">
          <text:p/>
        </draw:connector>
        <draw:frame draw:style-name="gr15" draw:text-style-name="P15" draw:id="id147" draw:layer="layout" svg:width="3.584cm" svg:height="0.646cm" svg:x="3.74cm" svg:y="17.997cm">
          <draw:text-box>
            <text:p text:style-name="P1"><text:span text:style-name="T15">Return</text:span></text:p>
          </draw:text-box>
        </draw:frame>
        <draw:connector draw:style-name="gr13" draw:text-style-name="P7" draw:layer="layout" svg:x1="5.523cm" svg:y1="16.24cm" svg:x2="5.532cm" svg:y2="17.997cm" draw:start-shape="id146" draw:start-glue-point="2" draw:end-shape="id147" svg:d="m5523 16240v879h9v878">
          <text:p/>
        </draw:connector>
        <draw:custom-shape draw:style-name="gr10" draw:text-style-name="P11" draw:id="id150" draw:layer="layout" svg:width="9.525cm" svg:height="1.27cm" svg:x="1.635cm" svg:y="8.62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9">INTERACTION_SURFACE*</text:span><text:span text:style-name="T14">::accumulate_thermal_sources</text:span></text:p>
          <draw:enhanced-geometry svg:viewBox="0 0 21600 21600" draw:type="rectangle" draw:enhanced-path="M 0 0 L 21600 0 21600 21600 0 21600 0 0 Z N"/>
        </draw:custom-shape>
        <draw:connector draw:style-name="gr25" draw:text-style-name="P7" draw:layer="layout" svg:x1="5.606cm" svg:y1="7.647cm" svg:x2="5.192cm" svg:y2="8.4cm" draw:start-shape="id145" draw:start-glue-point="6" svg:d="m5606 7647v627h-414v126">
          <text:p/>
        </draw:connector>
        <draw:custom-shape draw:style-name="gr11" draw:text-style-name="P11" draw:id="id146" draw:layer="layout" svg:width="3.654cm" svg:height="0.635cm" svg:x="3.696cm" svg:y="15.605cm">
          <text:p text:style-name="P1"><text:span text:style-name="T8">Integrate tempera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id="id148" draw:layer="layout" svg:width="7.62cm" svg:height="1.27cm" svg:x="9.01cm" svg:y="15.29cm">
          <draw:glue-point draw:id="4" svg:x="3.889cm" svg:y="-4.992cm"/>
          <draw:glue-point draw:id="5" svg:x="-3.888cm" svg:y="-4.992cm"/>
          <text:p text:style-name="P1"><text:span text:style-name="T8">Call</text:span><text:span text:style-name="T14"> </text:span></text:p>
          <text:p text:style-name="P1"><text:span text:style-name="T9">INTERACTION_SURFACE*</text:span><text:span text:style-name="T14">::thermal_integrator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7.35cm" svg:y1="15.922cm" svg:x2="9.01cm" svg:y2="15.925cm" draw:start-shape="id146" draw:end-shape="id148" svg:d="m7350 15922h818v3h842">
          <text:p/>
        </draw:connector>
        <draw:frame draw:style-name="gr16" draw:text-style-name="P16" draw:layer="layout" svg:width="15.875cm" svg:height="1.673cm" svg:x="1.635cm" svg:y="19cm">
          <draw:text-box>
            <text:p><text:span text:style-name="T17">INTERACTION_MODEL and INTERACTION_SURFACE are placeholders for a specific type of interaction. <text:s/></text:span></text:p>
            <text:p><text:span text:style-name="T17">For example, RadiationPressure, and RadiationSurface</text:span></text:p>
          </draw:text-box>
        </draw:frame>
        <draw:custom-shape draw:style-name="gr12" draw:text-style-name="P13" draw:id="id145" draw:layer="layout" svg:width="4.445cm" svg:height="3.175cm" svg:x="3.384cm" svg:y="4.472cm">
          <text:p text:style-name="P1"><text:span text:style-name="T8">Are </text:span></text:p>
          <text:p text:style-name="P1"><text:span text:style-name="T8">internal thermal</text:span></text:p>
          <text:p text:style-name="P1"><text:span text:style-name="T8">effects being </text:span></text:p>
          <text:p text:style-name="P1"><text:span text:style-name="T8">conside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0" draw:layer="layout" svg:width="1.27cm" svg:height="0.645cm" svg:x="5.445cm" svg:y="7.642cm">
          <draw:text-box>
            <text:p text:style-name="P3"><text:span text:style-name="T8">Yes</text:span></text:p>
          </draw:text-box>
        </draw:frame>
        <draw:frame draw:style-name="gr9" draw:text-style-name="P10" draw:layer="layout" svg:width="1.27cm" svg:height="0.885cm" svg:x="7.985cm" svg:y="5.195cm">
          <draw:text-box>
            <text:p text:style-name="P3"><text:span text:style-name="T8">No</text:span></text:p>
          </draw:text-box>
        </draw:frame>
        <draw:connector draw:style-name="gr25" draw:text-style-name="P7" draw:layer="layout" svg:x1="5.606cm" svg:y1="14.335cm" svg:x2="5.618cm" svg:y2="15.46cm" draw:start-shape="id149" draw:start-glue-point="6" svg:d="m5606 14335v813h12v312">
          <text:p/>
        </draw:connector>
        <draw:custom-shape draw:style-name="gr12" draw:text-style-name="P13" draw:id="id149" draw:layer="layout" svg:width="4.445cm" svg:height="3.175cm" svg:x="3.384cm" svg:y="11.16cm">
          <text:p text:style-name="P1"><text:span text:style-name="T8">Is the </text:span></text:p>
          <text:p text:style-name="P1"><text:span text:style-name="T8">temperature </text:span></text:p>
          <text:p text:style-name="P1"><text:span text:style-name="T8">vari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.27cm" svg:height="0.885cm" svg:x="7.985cm" svg:y="12.18cm">
          <draw:text-box>
            <text:p text:style-name="P3"><text:span text:style-name="T8">No</text:span></text:p>
          </draw:text-box>
        </draw:frame>
        <draw:frame draw:style-name="gr24" draw:text-style-name="P10" draw:layer="layout" svg:width="1.27cm" svg:height="0.645cm" svg:x="5.445cm" svg:y="14.335cm">
          <draw:text-box>
            <text:p text:style-name="P3"><text:span text:style-name="T8">Yes</text:span></text:p>
          </draw:text-box>
        </draw:frame>
        <draw:connector draw:style-name="gr6" draw:text-style-name="P7" draw:layer="layout" svg:x1="6.397cm" svg:y1="9.89cm" svg:x2="5.606cm" svg:y2="11.16cm" draw:start-shape="id150" draw:start-glue-point="2" draw:end-shape="id149" draw:end-glue-point="4" svg:d="m6397 9890v647h-791v623">
          <text:p/>
        </draw:connector>
        <draw:connector draw:style-name="gr6" draw:text-style-name="P7" draw:layer="layout" draw:line-skew="0cm 4.1cm" svg:x1="7.829cm" svg:y1="6.059cm" svg:x2="5.606cm" svg:y2="11.16cm" draw:start-shape="id145" draw:start-glue-point="7" draw:end-shape="id149" draw:end-glue-point="4" svg:d="m7829 6059h4601v4466h-6824v635">
          <text:p/>
        </draw:connector>
        <draw:connector draw:style-name="gr6" draw:text-style-name="P7" draw:layer="layout" svg:x1="7.829cm" svg:y1="12.747cm" svg:x2="7.324cm" svg:y2="18.321cm" draw:start-shape="id149" draw:start-glue-point="7" draw:end-shape="id147" svg:d="m7829 12747h10316v5574h-10821">
          <text:p/>
        </draw:connector>
      </draw:page>
      <draw:page draw:name="page16" draw:style-name="dp1" draw:master-page-name="Default">
        <office:forms form:automatic-focus="false" form:apply-design-mode="false"/>
        <draw:frame draw:style-name="gr26" draw:text-style-name="P23" draw:layer="layout" svg:width="18.415cm" svg:height="0.889cm" svg:x="1cm" svg:y="1.005cm">
          <draw:text-box>
            <text:p text:style-name="P1"><text:span text:style-name="T25">Flowchart for Routine </text:span><text:span text:style-name="T26">ThermalFacetRider::integrate</text:span></text:p>
          </draw:text-box>
        </draw:frame>
        <draw:custom-shape draw:style-name="gr12" draw:text-style-name="P7" draw:id="id152" draw:layer="layout" svg:width="3.964cm" svg:height="2.932cm" svg:x="3.61cm" svg:y="3.562cm">
          <text:p text:style-name="P1"><text:span text:style-name="T8">Is facet active</text:span></text:p>
          <text:p text:style-name="P1"><text:span text:style-name="T8">(can temperature</text:span></text:p>
          <text:p text:style-name="P1"><text:span text:style-name="T8">chang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id="id151" draw:layer="layout" svg:width="7.771cm" svg:height="0.612cm" svg:x="1.704cm" svg:y="2.209cm">
          <text:p text:style-name="P1"><text:span text:style-name="T6">INTERACTION_SURFACE::thermal_integrator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589cm" svg:y1="2.821cm" svg:x2="5.591cm" svg:y2="3.562cm" draw:start-shape="id151" draw:start-glue-point="2" draw:end-shape="id152" draw:end-glue-point="4" svg:d="m5589 2821v383h2v358">
          <text:p/>
        </draw:connector>
        <draw:connector draw:style-name="gr6" draw:text-style-name="P7" draw:layer="layout" svg:x1="5.591cm" svg:y1="6.494cm" svg:x2="5.591cm" svg:y2="7.242cm" draw:start-shape="id152" draw:start-glue-point="6" draw:end-shape="id153" draw:end-glue-point="0" svg:d="m5591 6494v748">
          <text:p/>
        </draw:connector>
        <draw:connector draw:style-name="gr6" draw:text-style-name="P7" draw:layer="layout" svg:x1="5.591cm" svg:y1="8.466cm" svg:x2="5.591cm" svg:y2="9.378cm" draw:start-shape="id153" draw:start-glue-point="2" draw:end-shape="id154" draw:end-glue-point="0" svg:d="m5591 8466v912">
          <text:p/>
        </draw:connector>
        <draw:connector draw:style-name="gr6" draw:text-style-name="P7" draw:layer="layout" svg:x1="5.591cm" svg:y1="10.603cm" svg:x2="5.591cm" svg:y2="11.391cm" draw:start-shape="id154" draw:start-glue-point="2" draw:end-shape="id155" draw:end-glue-point="0" svg:d="m5591 10603v788">
          <text:p/>
        </draw:connector>
        <draw:connector draw:style-name="gr6" draw:text-style-name="P7" draw:layer="layout" draw:line-skew="1.533cm" svg:x1="7.574cm" svg:y1="5.027cm" svg:x2="11.178cm" svg:y2="6.053cm" draw:start-shape="id152" draw:start-glue-point="7" svg:d="m7574 5027h3586v1026h18">
          <text:p/>
        </draw:connector>
        <draw:frame draw:style-name="gr27" draw:text-style-name="P10" draw:layer="layout" svg:width="1.321cm" svg:height="0.669cm" svg:x="7.983cm" svg:y="5.142cm">
          <draw:text-box>
            <text:p text:style-name="P3"><text:span text:style-name="T8">No</text:span></text:p>
          </draw:text-box>
        </draw:frame>
        <draw:frame draw:style-name="gr28" draw:text-style-name="P10" draw:layer="layout" svg:width="1.322cm" svg:height="0.668cm" svg:x="5.591cm" svg:y="6.494cm">
          <draw:text-box>
            <text:p text:style-name="P3"><text:span text:style-name="T8">Yes</text:span></text:p>
          </draw:text-box>
        </draw:frame>
        <draw:frame draw:style-name="gr29" draw:text-style-name="P16" draw:layer="layout" svg:width="8.358cm" svg:height="2.259cm" svg:x="9.787cm" svg:y="1.935cm">
          <draw:text-box>
            <text:p><text:span text:style-name="T17">INTERACTION_SURFACE is a placeholder for a specific type of interaction surface. <text:s/></text:span></text:p>
            <text:p><text:span text:style-name="T17">For example, RadiationSurface</text:span></text:p>
          </draw:text-box>
        </draw:frame>
        <draw:custom-shape draw:style-name="gr11" draw:text-style-name="P20" draw:layer="layout" svg:width="3.964cm" svg:height="1.224cm" svg:x="8.921cm" svg:y="6.494cm">
          <text:p text:style-name="P19"><text:span text:style-name="T8">Set the emitted power</text:span></text:p>
          <text:p text:style-name="P19"><text:span text:style-name="T8"><text:s/></text:span><text:span text:style-name="T8">equal to the </text:span></text:p>
          <text:p text:style-name="P19"><text:span text:style-name="T8">absorbed power.</text:span></text:p>
          <draw:enhanced-geometry svg:viewBox="0 0 21600 21600" draw:type="rectangle" draw:enhanced-path="M 0 0 L 21600 0 21600 21600 0 21600 0 0 Z N"/>
        </draw:custom-shape>
        <draw:frame draw:style-name="gr30" draw:text-style-name="P15" draw:id="id156" draw:layer="layout" svg:width="3.729cm" svg:height="0.678cm" svg:x="9.064cm" svg:y="9.212cm">
          <draw:text-box>
            <text:p text:style-name="P1"><text:span text:style-name="T15">Return</text:span></text:p>
          </draw:text-box>
        </draw:frame>
        <draw:connector draw:style-name="gr6" draw:text-style-name="P7" draw:layer="layout" svg:x1="10.903cm" svg:y1="7.718cm" svg:x2="10.928cm" svg:y2="9.212cm" draw:end-shape="id156" svg:d="m10903 7718v497h25v997">
          <text:p/>
        </draw:connector>
        <draw:custom-shape draw:style-name="gr11" draw:text-style-name="P20" draw:id="id153" draw:layer="layout" svg:width="5.285cm" svg:height="1.224cm" svg:x="2.949cm" svg:y="7.242cm">
          <text:p text:style-name="P19"><text:span text:style-name="T8">Set the new temperature equal</text:span></text:p>
          <text:p text:style-name="P19"><text:span text:style-name="T8">to the last predicted </text:span></text:p>
          <text:p text:style-name="P19"><text:span text:style-name="T8">temperature.</text:span></text:p>
          <text:p text:style-name="P19"><text:span text:style-name="T8"/></text:p>
          <draw:enhanced-geometry svg:viewBox="0 0 21600 21600" draw:type="rectangle" draw:enhanced-path="M 0 0 L 21600 0 21600 21600 0 21600 0 0 Z N"/>
        </draw:custom-shape>
        <draw:custom-shape draw:style-name="gr11" draw:text-style-name="P20" draw:id="id154" draw:layer="layout" svg:width="5.285cm" svg:height="1.225cm" svg:x="2.949cm" svg:y="9.378cm">
          <text:p text:style-name="P19"><text:span text:style-name="T8">Calculate the change in</text:span></text:p>
          <text:p text:style-name="P19"><text:span text:style-name="T8">temperature predicted</text:span></text:p>
          <text:p text:style-name="P19"><text:span text:style-name="T8">over the next step.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id="id155" draw:layer="layout" svg:width="5.285cm" svg:height="1.926cm" svg:x="2.949cm" svg:y="11.391cm">
          <text:p text:style-name="P19"><text:span text:style-name="T8">Calculate the power emitted</text:span></text:p>
          <text:p text:style-name="P19"><text:span text:style-name="T8">that is consistent with the </text:span></text:p>
          <text:p text:style-name="P19"><text:span text:style-name="T8">temperature change just </text:span></text:p>
          <text:p text:style-name="P19"><text:span text:style-name="T8">calculated.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id="id157" draw:layer="layout" svg:width="5.285cm" svg:height="1.226cm" svg:x="2.949cm" svg:y="14.039cm">
          <text:p text:style-name="P19"><text:span text:style-name="T8">Update “next_temperature”, </text:span></text:p>
          <text:p text:style-name="P19"><text:span text:style-name="T8">the predicted value at the </text:span></text:p>
          <text:p text:style-name="P19"><text:span text:style-name="T8">next time step.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591cm" svg:y1="13.317cm" svg:x2="5.591cm" svg:y2="14.039cm" draw:start-shape="id155" draw:start-glue-point="2" draw:end-shape="id157" draw:end-glue-point="0" svg:d="m5591 13317v722">
          <text:p/>
        </draw:connector>
        <draw:frame draw:style-name="gr30" draw:text-style-name="P15" draw:id="id162" draw:layer="layout" svg:width="3.729cm" svg:height="0.678cm" svg:x="3.716cm" svg:y="16.059cm">
          <draw:text-box>
            <text:p text:style-name="P1"><text:span text:style-name="T15">Return</text:span></text:p>
          </draw:text-box>
        </draw:frame>
        <draw:frame draw:style-name="gr31" draw:text-style-name="P24" draw:layer="layout" svg:width="8.358cm" svg:height="1.163cm" svg:x="7.805cm" svg:y="15.712cm">
          <draw:text-box>
            <text:p><text:span text:style-name="T27">Returns the new current temperature, not the predicted temperature.</text:span></text:p>
          </draw:text-box>
        </draw:frame>
        <draw:custom-shape draw:style-name="gr5" draw:text-style-name="P17" draw:id="id158" draw:layer="layout" svg:width="9.525cm" svg:height="0.635cm" svg:x="1.635cm" svg:y="18.78cm">
          <text:p text:style-name="P1"><text:span text:style-name="T18">INTERACTION_SURFACE::accumulate_thermal_source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6.397cm" svg:y1="19.415cm" svg:x2="6.387cm" svg:y2="20.18cm" draw:start-shape="id158" draw:start-glue-point="2" draw:end-shape="id159" draw:end-glue-point="0" svg:d="m6397 19415v395h-10v370">
          <text:p/>
        </draw:connector>
        <draw:custom-shape draw:style-name="gr11" draw:text-style-name="P11" draw:id="id159" draw:layer="layout" svg:width="6.985cm" svg:height="1.27cm" svg:x="2.895cm" svg:y="20.18cm">
          <text:p text:style-name="P1"><text:span text:style-name="T8">Add local power dumps to the power already</text:span></text:p>
          <text:p text:style-name="P1"><text:span text:style-name="T8">being absorbed by the facet</text:span></text:p>
          <draw:enhanced-geometry svg:viewBox="0 0 21600 21600" draw:type="rectangle" draw:enhanced-path="M 0 0 L 21600 0 21600 21600 0 21600 0 0 Z N"/>
        </draw:custom-shape>
        <draw:frame draw:style-name="gr15" draw:text-style-name="P15" draw:id="id163" draw:layer="layout" svg:width="3.584cm" svg:height="0.646cm" svg:x="4.583cm" svg:y="25.86cm">
          <draw:text-box>
            <text:p text:style-name="P1"><text:span text:style-name="T15">Return</text:span></text:p>
          </draw:text-box>
        </draw:frame>
        <draw:custom-shape draw:style-name="gr11" draw:text-style-name="P11" draw:id="id160" draw:layer="layout" svg:width="7.245cm" svg:height="0.973cm" svg:x="2.758cm" svg:y="22.289cm">
          <text:p text:style-name="P1"><text:span text:style-name="T8">Add thermal conductionfrom neighboring facet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6.387cm" svg:y1="21.45cm" svg:x2="6.38cm" svg:y2="22.289cm" draw:start-shape="id159" draw:start-glue-point="2" draw:end-shape="id160" draw:end-glue-point="0" svg:d="m6387 21450v420h-7v419">
          <text:p/>
        </draw:connector>
        <draw:frame draw:style-name="gr16" draw:text-style-name="P16" draw:layer="layout" svg:width="8.033cm" svg:height="2.147cm" svg:x="12.017cm" svg:y="18.78cm">
          <draw:text-box>
            <text:p><text:span text:style-name="T17">INTERACTION_SURFACE is a placeholder for a specific type of interaction surface. <text:s/></text:span></text:p>
            <text:p><text:span text:style-name="T17">For example, RadiationSurface</text:span></text:p>
          </draw:text-box>
        </draw:frame>
        <draw:custom-shape draw:style-name="gr11" draw:text-style-name="P11" draw:id="id161" draw:layer="layout" svg:width="8.89cm" svg:height="0.964cm" svg:x="1.921cm" svg:y="24.047cm">
          <text:p text:style-name="P1"><text:span text:style-name="T8">Set <text:s/>power emitted equal to power absorbed (safety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6.38cm" svg:y1="23.262cm" svg:x2="6.366cm" svg:y2="24.047cm" draw:start-shape="id160" draw:start-glue-point="2" draw:end-shape="id161" draw:end-glue-point="0" svg:d="m6380 23262v393h-14v392">
          <text:p/>
        </draw:connector>
        <draw:frame draw:style-name="gr1" draw:text-style-name="P23" draw:layer="layout" svg:width="20.955cm" svg:height="0.878cm" svg:x="0.365cm" svg:y="17.51cm">
          <draw:text-box>
            <text:p text:style-name="P1"><text:span text:style-name="T25">Flowchart for Routine </text:span><text:span text:style-name="T26">ThermalFacetRider::accumulate_thermal_sources</text:span></text:p>
          </draw:text-box>
        </draw:frame>
        <draw:connector draw:style-name="gr6" draw:text-style-name="P7" draw:layer="layout" svg:x1="5.591cm" svg:y1="15.265cm" svg:x2="5.58cm" svg:y2="16.059cm" draw:start-shape="id157" draw:start-glue-point="2" draw:end-shape="id162" draw:end-glue-point="0" svg:d="m5591 15265v398h-11v396">
          <text:p/>
        </draw:connector>
        <draw:connector draw:style-name="gr6" draw:text-style-name="P7" draw:layer="layout" svg:x1="6.366cm" svg:y1="25.011cm" svg:x2="6.375cm" svg:y2="25.86cm" draw:start-shape="id161" draw:start-glue-point="2" draw:end-shape="id163" draw:end-glue-point="0" svg:d="m6366 25011v425h9v4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7-12-18T12:17:43</meta:creation-date>
    <dc:date>2011-05-17T11:37:40</dc:date>
    <dc:language>en-US</dc:language>
    <meta:editing-cycles>39</meta:editing-cycles>
    <meta:editing-duration>PT204H42M03S</meta:editing-duration>
    <meta:document-statistic meta:object-count="419"/>
    <meta:user-defined meta:name="Info 1"/>
    <meta:user-defined meta:name="Info 2"/>
    <meta:user-defined meta:name="Info 3"/>
    <meta:user-defined meta:name="Info 4"/>
  </office:meta>
</office:document-meta>
</file>